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kov_comparison_size" table:style-name="ta1">
        <table:shapes>
          <draw:frame draw:z-index="0" draw:style-name="gr1" draw:text-style-name="P1" svg:width="590.54pt" svg:height="332.16pt" svg:x="328.54pt" svg:y="301.78pt">
            <draw:object draw:notify-on-update-of-ranges="markov_comparison_size.A20:markov_comparison_size.A20 markov_comparison_size.B20:markov_comparison_size.AY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2664641322848" calcext:value-type="float">
            <text:p>0.932664641322848</text:p>
          </table:table-cell>
          <table:table-cell office:value-type="float" office:value="0.990447791903732" calcext:value-type="float">
            <text:p>0.990447791903732</text:p>
          </table:table-cell>
          <table:table-cell office:value-type="float" office:value="0.992797189978147" calcext:value-type="float">
            <text:p>0.992797189978147</text:p>
          </table:table-cell>
          <table:table-cell office:value-type="float" office:value="0.993470239717222" calcext:value-type="float">
            <text:p>0.993470239717222</text:p>
          </table:table-cell>
          <table:table-cell office:value-type="float" office:value="0.993445541794392" calcext:value-type="float">
            <text:p>0.993445541794392</text:p>
          </table:table-cell>
          <table:table-cell office:value-type="float" office:value="0.993263541554242" calcext:value-type="float">
            <text:p>0.993263541554242</text:p>
          </table:table-cell>
          <table:table-cell office:value-type="float" office:value="0.992666193972087" calcext:value-type="float">
            <text:p>0.992666193972087</text:p>
          </table:table-cell>
          <table:table-cell office:value-type="float" office:value="0.992267223950932" calcext:value-type="float">
            <text:p>0.992267223950932</text:p>
          </table:table-cell>
          <table:table-cell office:value-type="float" office:value="0.991666324167518" calcext:value-type="float">
            <text:p>0.991666324167518</text:p>
          </table:table-cell>
          <table:table-cell office:value-type="float" office:value="0.991232356771076" calcext:value-type="float">
            <text:p>0.991232356771076</text:p>
          </table:table-cell>
          <table:table-cell office:value-type="float" office:value="0.990650014935656" calcext:value-type="float">
            <text:p>0.990650014935656</text:p>
          </table:table-cell>
          <table:table-cell office:value-type="float" office:value="0.990213187088393" calcext:value-type="float">
            <text:p>0.990213187088393</text:p>
          </table:table-cell>
          <table:table-cell office:value-type="float" office:value="0.989808145973925" calcext:value-type="float">
            <text:p>0.989808145973925</text:p>
          </table:table-cell>
          <table:table-cell office:value-type="float" office:value="0.989382301049951" calcext:value-type="float">
            <text:p>0.989382301049951</text:p>
          </table:table-cell>
          <table:table-cell office:value-type="float" office:value="0.988981235244057" calcext:value-type="float">
            <text:p>0.988981235244057</text:p>
          </table:table-cell>
          <table:table-cell office:value-type="float" office:value="0.988556814361357" calcext:value-type="float">
            <text:p>0.988556814361357</text:p>
          </table:table-cell>
          <table:table-cell office:value-type="float" office:value="0.988130162653617" calcext:value-type="float">
            <text:p>0.988130162653617</text:p>
          </table:table-cell>
          <table:table-cell office:value-type="float" office:value="0.987692639477336" calcext:value-type="float">
            <text:p>0.987692639477336</text:p>
          </table:table-cell>
          <table:table-cell office:value-type="float" office:value="0.987214344195815" calcext:value-type="float">
            <text:p>0.987214344195815</text:p>
          </table:table-cell>
          <table:table-cell office:value-type="float" office:value="0.986829129222196" calcext:value-type="float">
            <text:p>0.986829129222196</text:p>
          </table:table-cell>
          <table:table-cell office:value-type="float" office:value="0.986378575255647" calcext:value-type="float">
            <text:p>0.986378575255647</text:p>
          </table:table-cell>
          <table:table-cell office:value-type="float" office:value="0.986025664064471" calcext:value-type="float">
            <text:p>0.986025664064471</text:p>
          </table:table-cell>
          <table:table-cell office:value-type="float" office:value="0.985671313121153" calcext:value-type="float">
            <text:p>0.985671313121153</text:p>
          </table:table-cell>
          <table:table-cell office:value-type="float" office:value="0.985325050644557" calcext:value-type="float">
            <text:p>0.985325050644557</text:p>
          </table:table-cell>
          <table:table-cell office:value-type="float" office:value="0.98502109056675" calcext:value-type="float">
            <text:p>0.98502109056675</text:p>
          </table:table-cell>
          <table:table-cell office:value-type="float" office:value="0.984739312831735" calcext:value-type="float">
            <text:p>0.984739312831735</text:p>
          </table:table-cell>
          <table:table-cell office:value-type="float" office:value="0.984474041616332" calcext:value-type="float">
            <text:p>0.984474041616332</text:p>
          </table:table-cell>
          <table:table-cell office:value-type="float" office:value="0.98426881946325" calcext:value-type="float">
            <text:p>0.98426881946325</text:p>
          </table:table-cell>
          <table:table-cell office:value-type="float" office:value="0.98396482676144" calcext:value-type="float">
            <text:p>0.98396482676144</text:p>
          </table:table-cell>
          <table:table-cell office:value-type="float" office:value="0.983409163175043" calcext:value-type="float">
            <text:p>0.983409163175043</text:p>
          </table:table-cell>
          <table:table-cell office:value-type="float" office:value="0.982981115419335" calcext:value-type="float">
            <text:p>0.982981115419335</text:p>
          </table:table-cell>
          <table:table-cell office:value-type="float" office:value="0.982560052214659" calcext:value-type="float">
            <text:p>0.982560052214659</text:p>
          </table:table-cell>
          <table:table-cell office:value-type="float" office:value="0.982152952681417" calcext:value-type="float">
            <text:p>0.982152952681417</text:p>
          </table:table-cell>
          <table:table-cell office:value-type="float" office:value="0.981703212345793" calcext:value-type="float">
            <text:p>0.981703212345793</text:p>
          </table:table-cell>
          <table:table-cell office:value-type="float" office:value="0.981362036712087" calcext:value-type="float">
            <text:p>0.981362036712087</text:p>
          </table:table-cell>
          <table:table-cell office:value-type="float" office:value="0.980989852515206" calcext:value-type="float">
            <text:p>0.980989852515206</text:p>
          </table:table-cell>
          <table:table-cell office:value-type="float" office:value="0.980617676791753" calcext:value-type="float">
            <text:p>0.980617676791753</text:p>
          </table:table-cell>
          <table:table-cell office:value-type="float" office:value="0.980245510238078" calcext:value-type="float">
            <text:p>0.980245510238078</text:p>
          </table:table-cell>
          <table:table-cell office:value-type="float" office:value="0.979859396243776" calcext:value-type="float">
            <text:p>0.979859396243776</text:p>
          </table:table-cell>
          <table:table-cell office:value-type="float" office:value="0.97946398813061" calcext:value-type="float">
            <text:p>0.97946398813061</text:p>
          </table:table-cell>
          <table:table-cell office:value-type="float" office:value="0.979215919718279" calcext:value-type="float">
            <text:p>0.979215919718279</text:p>
          </table:table-cell>
          <table:table-cell office:value-type="float" office:value="0.978843798515858" calcext:value-type="float">
            <text:p>0.978843798515858</text:p>
          </table:table-cell>
          <table:table-cell office:value-type="float" office:value="0.978487199567374" calcext:value-type="float">
            <text:p>0.978487199567374</text:p>
          </table:table-cell>
          <table:table-cell office:value-type="float" office:value="0.978161632440581" calcext:value-type="float">
            <text:p>0.978161632440581</text:p>
          </table:table-cell>
          <table:table-cell office:value-type="float" office:value="0.977789557660102" calcext:value-type="float">
            <text:p>0.977789557660102</text:p>
          </table:table-cell>
          <table:table-cell office:value-type="float" office:value="0.977417501591849" calcext:value-type="float">
            <text:p>0.977417501591849</text:p>
          </table:table-cell>
          <table:table-cell office:value-type="float" office:value="0.977045466237949" calcext:value-type="float">
            <text:p>0.977045466237949</text:p>
          </table:table-cell>
          <table:table-cell office:value-type="float" office:value="0.976673453893581" calcext:value-type="float">
            <text:p>0.976673453893581</text:p>
          </table:table-cell>
          <table:table-cell office:value-type="float" office:value="0.976301467202613" calcext:value-type="float">
            <text:p>0.976301467202613</text:p>
          </table:table-cell>
          <table:table-cell office:value-type="float" office:value="0.975929509226429" calcext:value-type="float">
            <text:p>0.975929509226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3216170404245" calcext:value-type="float">
            <text:p>0.933216170404245</text:p>
          </table:table-cell>
          <table:table-cell office:value-type="float" office:value="0.99097714799988" calcext:value-type="float">
            <text:p>0.99097714799988</text:p>
          </table:table-cell>
          <table:table-cell office:value-type="float" office:value="0.992996784167598" calcext:value-type="float">
            <text:p>0.992996784167598</text:p>
          </table:table-cell>
          <table:table-cell office:value-type="float" office:value="0.993444008039413" calcext:value-type="float">
            <text:p>0.993444008039413</text:p>
          </table:table-cell>
          <table:table-cell office:value-type="float" office:value="0.993371766413805" calcext:value-type="float">
            <text:p>0.993371766413805</text:p>
          </table:table-cell>
          <table:table-cell office:value-type="float" office:value="0.993093518855653" calcext:value-type="float">
            <text:p>0.993093518855653</text:p>
          </table:table-cell>
          <table:table-cell office:value-type="float" office:value="0.992382747596018" calcext:value-type="float">
            <text:p>0.992382747596018</text:p>
          </table:table-cell>
          <table:table-cell office:value-type="float" office:value="0.991795495536958" calcext:value-type="float">
            <text:p>0.991795495536958</text:p>
          </table:table-cell>
          <table:table-cell office:value-type="float" office:value="0.991051417738655" calcext:value-type="float">
            <text:p>0.991051417738655</text:p>
          </table:table-cell>
          <table:table-cell office:value-type="float" office:value="0.990490235460989" calcext:value-type="float">
            <text:p>0.990490235460989</text:p>
          </table:table-cell>
          <table:table-cell office:value-type="float" office:value="0.989763935354431" calcext:value-type="float">
            <text:p>0.989763935354431</text:p>
          </table:table-cell>
          <table:table-cell office:value-type="float" office:value="0.989130095603916" calcext:value-type="float">
            <text:p>0.989130095603916</text:p>
          </table:table-cell>
          <table:table-cell office:value-type="float" office:value="0.98854808901736" calcext:value-type="float">
            <text:p>0.98854808901736</text:p>
          </table:table-cell>
          <table:table-cell office:value-type="float" office:value="0.987975019498806" calcext:value-type="float">
            <text:p>0.987975019498806</text:p>
          </table:table-cell>
          <table:table-cell office:value-type="float" office:value="0.987395696433238" calcext:value-type="float">
            <text:p>0.987395696433238</text:p>
          </table:table-cell>
          <table:table-cell office:value-type="float" office:value="0.986820737576773" calcext:value-type="float">
            <text:p>0.986820737576773</text:p>
          </table:table-cell>
          <table:table-cell office:value-type="float" office:value="0.986204185399287" calcext:value-type="float">
            <text:p>0.986204185399287</text:p>
          </table:table-cell>
          <table:table-cell office:value-type="float" office:value="0.985622513943179" calcext:value-type="float">
            <text:p>0.985622513943179</text:p>
          </table:table-cell>
          <table:table-cell office:value-type="float" office:value="0.985017482413318" calcext:value-type="float">
            <text:p>0.985017482413318</text:p>
          </table:table-cell>
          <table:table-cell office:value-type="float" office:value="0.984514154284242" calcext:value-type="float">
            <text:p>0.984514154284242</text:p>
          </table:table-cell>
          <table:table-cell office:value-type="float" office:value="0.984009529157981" calcext:value-type="float">
            <text:p>0.984009529157981</text:p>
          </table:table-cell>
          <table:table-cell office:value-type="float" office:value="0.983553569926989" calcext:value-type="float">
            <text:p>0.983553569926989</text:p>
          </table:table-cell>
          <table:table-cell office:value-type="float" office:value="0.983083684376542" calcext:value-type="float">
            <text:p>0.983083684376542</text:p>
          </table:table-cell>
          <table:table-cell office:value-type="float" office:value="0.982611439954141" calcext:value-type="float">
            <text:p>0.982611439954141</text:p>
          </table:table-cell>
          <table:table-cell office:value-type="float" office:value="0.982189062239615" calcext:value-type="float">
            <text:p>0.982189062239615</text:p>
          </table:table-cell>
          <table:table-cell office:value-type="float" office:value="0.981779011219881" calcext:value-type="float">
            <text:p>0.981779011219881</text:p>
          </table:table-cell>
          <table:table-cell office:value-type="float" office:value="0.981380366054112" calcext:value-type="float">
            <text:p>0.981380366054112</text:p>
          </table:table-cell>
          <table:table-cell office:value-type="float" office:value="0.980984970956449" calcext:value-type="float">
            <text:p>0.980984970956449</text:p>
          </table:table-cell>
          <table:table-cell office:value-type="float" office:value="0.980499570567953" calcext:value-type="float">
            <text:p>0.980499570567953</text:p>
          </table:table-cell>
          <table:table-cell office:value-type="float" office:value="0.979938771743399" calcext:value-type="float">
            <text:p>0.979938771743399</text:p>
          </table:table-cell>
          <table:table-cell office:value-type="float" office:value="0.979269832634345" calcext:value-type="float">
            <text:p>0.979269832634345</text:p>
          </table:table-cell>
          <table:table-cell office:value-type="float" office:value="0.978649877465061" calcext:value-type="float">
            <text:p>0.978649877465061</text:p>
          </table:table-cell>
          <table:table-cell office:value-type="float" office:value="0.978069598275952" calcext:value-type="float">
            <text:p>0.978069598275952</text:p>
          </table:table-cell>
          <table:table-cell office:value-type="float" office:value="0.977400157741835" calcext:value-type="float">
            <text:p>0.977400157741835</text:p>
          </table:table-cell>
          <table:table-cell office:value-type="float" office:value="0.97677934912076" calcext:value-type="float">
            <text:p>0.97677934912076</text:p>
          </table:table-cell>
          <table:table-cell office:value-type="float" office:value="0.976244723907049" calcext:value-type="float">
            <text:p>0.976244723907049</text:p>
          </table:table-cell>
          <table:table-cell office:value-type="float" office:value="0.975663586544887" calcext:value-type="float">
            <text:p>0.975663586544887</text:p>
          </table:table-cell>
          <table:table-cell office:value-type="float" office:value="0.97510579687752" calcext:value-type="float">
            <text:p>0.97510579687752</text:p>
          </table:table-cell>
          <table:table-cell office:value-type="float" office:value="0.974536432512632" calcext:value-type="float">
            <text:p>0.974536432512632</text:p>
          </table:table-cell>
          <table:table-cell office:value-type="float" office:value="0.973984788607293" calcext:value-type="float">
            <text:p>0.973984788607293</text:p>
          </table:table-cell>
          <table:table-cell office:value-type="float" office:value="0.973658663401018" calcext:value-type="float">
            <text:p>0.973658663401018</text:p>
          </table:table-cell>
          <table:table-cell office:value-type="float" office:value="0.973239400804296" calcext:value-type="float">
            <text:p>0.973239400804296</text:p>
          </table:table-cell>
          <table:table-cell office:value-type="float" office:value="0.972789094583353" calcext:value-type="float">
            <text:p>0.972789094583353</text:p>
          </table:table-cell>
          <table:table-cell office:value-type="float" office:value="0.972276698318181" calcext:value-type="float">
            <text:p>0.972276698318181</text:p>
          </table:table-cell>
          <table:table-cell office:value-type="float" office:value="0.971810875965056" calcext:value-type="float">
            <text:p>0.971810875965056</text:p>
          </table:table-cell>
          <table:table-cell office:value-type="float" office:value="0.971345057825502" calcext:value-type="float">
            <text:p>0.971345057825502</text:p>
          </table:table-cell>
          <table:table-cell office:value-type="float" office:value="0.970879244370694" calcext:value-type="float">
            <text:p>0.970879244370694</text:p>
          </table:table-cell>
          <table:table-cell office:value-type="float" office:value="0.970413436140825" calcext:value-type="float">
            <text:p>0.970413436140825</text:p>
          </table:table-cell>
          <table:table-cell office:value-type="float" office:value="0.969947633758214" calcext:value-type="float">
            <text:p>0.969947633758214</text:p>
          </table:table-cell>
          <table:table-cell office:value-type="float" office:value="0.969481837943514" calcext:value-type="float">
            <text:p>0.969481837943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0012607538051" calcext:value-type="float">
            <text:p>0.930012607538051</text:p>
          </table:table-cell>
          <table:table-cell office:value-type="float" office:value="0.989812484221041" calcext:value-type="float">
            <text:p>0.989812484221041</text:p>
          </table:table-cell>
          <table:table-cell office:value-type="float" office:value="0.992102128063116" calcext:value-type="float">
            <text:p>0.992102128063116</text:p>
          </table:table-cell>
          <table:table-cell office:value-type="float" office:value="0.992583141563391" calcext:value-type="float">
            <text:p>0.992583141563391</text:p>
          </table:table-cell>
          <table:table-cell office:value-type="float" office:value="0.992432649324939" calcext:value-type="float">
            <text:p>0.992432649324939</text:p>
          </table:table-cell>
          <table:table-cell office:value-type="float" office:value="0.991974373240254" calcext:value-type="float">
            <text:p>0.991974373240254</text:p>
          </table:table-cell>
          <table:table-cell office:value-type="float" office:value="0.99095570548957" calcext:value-type="float">
            <text:p>0.99095570548957</text:p>
          </table:table-cell>
          <table:table-cell office:value-type="float" office:value="0.99024524681936" calcext:value-type="float">
            <text:p>0.99024524681936</text:p>
          </table:table-cell>
          <table:table-cell office:value-type="float" office:value="0.989228792546902" calcext:value-type="float">
            <text:p>0.989228792546902</text:p>
          </table:table-cell>
          <table:table-cell office:value-type="float" office:value="0.988043869320947" calcext:value-type="float">
            <text:p>0.988043869320947</text:p>
          </table:table-cell>
          <table:table-cell office:value-type="float" office:value="0.987165755311046" calcext:value-type="float">
            <text:p>0.987165755311046</text:p>
          </table:table-cell>
          <table:table-cell office:value-type="float" office:value="0.986393167250547" calcext:value-type="float">
            <text:p>0.986393167250547</text:p>
          </table:table-cell>
          <table:table-cell office:value-type="float" office:value="0.985667897945697" calcext:value-type="float">
            <text:p>0.985667897945697</text:p>
          </table:table-cell>
          <table:table-cell office:value-type="float" office:value="0.984898845271611" calcext:value-type="float">
            <text:p>0.984898845271611</text:p>
          </table:table-cell>
          <table:table-cell office:value-type="float" office:value="0.984138319367495" calcext:value-type="float">
            <text:p>0.984138319367495</text:p>
          </table:table-cell>
          <table:table-cell office:value-type="float" office:value="0.983319254626718" calcext:value-type="float">
            <text:p>0.983319254626718</text:p>
          </table:table-cell>
          <table:table-cell office:value-type="float" office:value="0.982564856269684" calcext:value-type="float">
            <text:p>0.982564856269684</text:p>
          </table:table-cell>
          <table:table-cell office:value-type="float" office:value="0.981824660077663" calcext:value-type="float">
            <text:p>0.981824660077663</text:p>
          </table:table-cell>
          <table:table-cell office:value-type="float" office:value="0.981111530986248" calcext:value-type="float">
            <text:p>0.981111530986248</text:p>
          </table:table-cell>
          <table:table-cell office:value-type="float" office:value="0.980491230832023" calcext:value-type="float">
            <text:p>0.980491230832023</text:p>
          </table:table-cell>
          <table:table-cell office:value-type="float" office:value="0.979838347180087" calcext:value-type="float">
            <text:p>0.979838347180087</text:p>
          </table:table-cell>
          <table:table-cell office:value-type="float" office:value="0.979283114567151" calcext:value-type="float">
            <text:p>0.979283114567151</text:p>
          </table:table-cell>
          <table:table-cell office:value-type="float" office:value="0.978728548707162" calcext:value-type="float">
            <text:p>0.978728548707162</text:p>
          </table:table-cell>
          <table:table-cell office:value-type="float" office:value="0.978186022253138" calcext:value-type="float">
            <text:p>0.978186022253138</text:p>
          </table:table-cell>
          <table:table-cell office:value-type="float" office:value="0.977676120695005" calcext:value-type="float">
            <text:p>0.977676120695005</text:p>
          </table:table-cell>
          <table:table-cell office:value-type="float" office:value="0.977188529328322" calcext:value-type="float">
            <text:p>0.977188529328322</text:p>
          </table:table-cell>
          <table:table-cell office:value-type="float" office:value="0.976763232621247" calcext:value-type="float">
            <text:p>0.976763232621247</text:p>
          </table:table-cell>
          <table:table-cell office:value-type="float" office:value="0.976256836872866" calcext:value-type="float">
            <text:p>0.976256836872866</text:p>
          </table:table-cell>
          <table:table-cell office:value-type="float" office:value="0.97565373678524" calcext:value-type="float">
            <text:p>0.97565373678524</text:p>
          </table:table-cell>
          <table:table-cell office:value-type="float" office:value="0.974967021477834" calcext:value-type="float">
            <text:p>0.974967021477834</text:p>
          </table:table-cell>
          <table:table-cell office:value-type="float" office:value="0.974226935187043" calcext:value-type="float">
            <text:p>0.974226935187043</text:p>
          </table:table-cell>
          <table:table-cell office:value-type="float" office:value="0.973444013489867" calcext:value-type="float">
            <text:p>0.973444013489867</text:p>
          </table:table-cell>
          <table:table-cell office:value-type="float" office:value="0.972740229798145" calcext:value-type="float">
            <text:p>0.972740229798145</text:p>
          </table:table-cell>
          <table:table-cell office:value-type="float" office:value="0.971975749722925" calcext:value-type="float">
            <text:p>0.971975749722925</text:p>
          </table:table-cell>
          <table:table-cell office:value-type="float" office:value="0.971199175026766" calcext:value-type="float">
            <text:p>0.971199175026766</text:p>
          </table:table-cell>
          <table:table-cell office:value-type="float" office:value="0.970422659398198" calcext:value-type="float">
            <text:p>0.970422659398198</text:p>
          </table:table-cell>
          <table:table-cell office:value-type="float" office:value="0.969646207476891" calcext:value-type="float">
            <text:p>0.969646207476891</text:p>
          </table:table-cell>
          <table:table-cell office:value-type="float" office:value="0.968967020298003" calcext:value-type="float">
            <text:p>0.968967020298003</text:p>
          </table:table-cell>
          <table:table-cell office:value-type="float" office:value="0.9682757581783" calcext:value-type="float">
            <text:p>0.9682757581783</text:p>
          </table:table-cell>
          <table:table-cell office:value-type="float" office:value="0.967556228149388" calcext:value-type="float">
            <text:p>0.967556228149388</text:p>
          </table:table-cell>
          <table:table-cell office:value-type="float" office:value="0.967006878924642" calcext:value-type="float">
            <text:p>0.967006878924642</text:p>
          </table:table-cell>
          <table:table-cell office:value-type="float" office:value="0.96648808033497" calcext:value-type="float">
            <text:p>0.96648808033497</text:p>
          </table:table-cell>
          <table:table-cell office:value-type="float" office:value="0.965969767353272" calcext:value-type="float">
            <text:p>0.965969767353272</text:p>
          </table:table-cell>
          <table:table-cell office:value-type="float" office:value="0.965435270179242" calcext:value-type="float">
            <text:p>0.965435270179242</text:p>
          </table:table-cell>
          <table:table-cell office:value-type="float" office:value="0.964900789646975" calcext:value-type="float">
            <text:p>0.964900789646975</text:p>
          </table:table-cell>
          <table:table-cell office:value-type="float" office:value="0.96436632748119" calcext:value-type="float">
            <text:p>0.96436632748119</text:p>
          </table:table-cell>
          <table:table-cell office:value-type="float" office:value="0.963831885650159" calcext:value-type="float">
            <text:p>0.963831885650159</text:p>
          </table:table-cell>
          <table:table-cell office:value-type="float" office:value="0.963297466410257" calcext:value-type="float">
            <text:p>0.963297466410257</text:p>
          </table:table-cell>
          <table:table-cell office:value-type="float" office:value="0.962811670309833" calcext:value-type="float">
            <text:p>0.962811670309833</text:p>
          </table:table-cell>
          <table:table-cell office:value-type="float" office:value="0.962374500358533" calcext:value-type="float">
            <text:p>0.962374500358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4908867879246" calcext:value-type="float">
            <text:p>0.934908867879246</text:p>
          </table:table-cell>
          <table:table-cell office:value-type="float" office:value="0.99153338297363" calcext:value-type="float">
            <text:p>0.99153338297363</text:p>
          </table:table-cell>
          <table:table-cell office:value-type="float" office:value="0.993469017013218" calcext:value-type="float">
            <text:p>0.993469017013218</text:p>
          </table:table-cell>
          <table:table-cell office:value-type="float" office:value="0.993912026766436" calcext:value-type="float">
            <text:p>0.993912026766436</text:p>
          </table:table-cell>
          <table:table-cell office:value-type="float" office:value="0.993794446489802" calcext:value-type="float">
            <text:p>0.993794446489802</text:p>
          </table:table-cell>
          <table:table-cell office:value-type="float" office:value="0.993630062609115" calcext:value-type="float">
            <text:p>0.993630062609115</text:p>
          </table:table-cell>
          <table:table-cell office:value-type="float" office:value="0.992952140845718" calcext:value-type="float">
            <text:p>0.992952140845718</text:p>
          </table:table-cell>
          <table:table-cell office:value-type="float" office:value="0.99251812593192" calcext:value-type="float">
            <text:p>0.99251812593192</text:p>
          </table:table-cell>
          <table:table-cell office:value-type="float" office:value="0.991930609347095" calcext:value-type="float">
            <text:p>0.991930609347095</text:p>
          </table:table-cell>
          <table:table-cell office:value-type="float" office:value="0.991470680697826" calcext:value-type="float">
            <text:p>0.991470680697826</text:p>
          </table:table-cell>
          <table:table-cell office:value-type="float" office:value="0.990878012652497" calcext:value-type="float">
            <text:p>0.990878012652497</text:p>
          </table:table-cell>
          <table:table-cell office:value-type="float" office:value="0.990414497938175" calcext:value-type="float">
            <text:p>0.990414497938175</text:p>
          </table:table-cell>
          <table:table-cell office:value-type="float" office:value="0.989953247615045" calcext:value-type="float">
            <text:p>0.989953247615045</text:p>
          </table:table-cell>
          <table:table-cell office:value-type="float" office:value="0.989456532456992" calcext:value-type="float">
            <text:p>0.989456532456992</text:p>
          </table:table-cell>
          <table:table-cell office:value-type="float" office:value="0.988953899029745" calcext:value-type="float">
            <text:p>0.988953899029745</text:p>
          </table:table-cell>
          <table:table-cell office:value-type="float" office:value="0.988411491907872" calcext:value-type="float">
            <text:p>0.988411491907872</text:p>
          </table:table-cell>
          <table:table-cell office:value-type="float" office:value="0.987829886315553" calcext:value-type="float">
            <text:p>0.987829886315553</text:p>
          </table:table-cell>
          <table:table-cell office:value-type="float" office:value="0.987281091024039" calcext:value-type="float">
            <text:p>0.987281091024039</text:p>
          </table:table-cell>
          <table:table-cell office:value-type="float" office:value="0.986710262739945" calcext:value-type="float">
            <text:p>0.986710262739945</text:p>
          </table:table-cell>
          <table:table-cell office:value-type="float" office:value="0.98623516339512" calcext:value-type="float">
            <text:p>0.98623516339512</text:p>
          </table:table-cell>
          <table:table-cell office:value-type="float" office:value="0.985714950341543" calcext:value-type="float">
            <text:p>0.985714950341543</text:p>
          </table:table-cell>
          <table:table-cell office:value-type="float" office:value="0.98524051997349" calcext:value-type="float">
            <text:p>0.98524051997349</text:p>
          </table:table-cell>
          <table:table-cell office:value-type="float" office:value="0.984752930947267" calcext:value-type="float">
            <text:p>0.984752930947267</text:p>
          </table:table-cell>
          <table:table-cell office:value-type="float" office:value="0.984263072917302" calcext:value-type="float">
            <text:p>0.984263072917302</text:p>
          </table:table-cell>
          <table:table-cell office:value-type="float" office:value="0.983820120369539" calcext:value-type="float">
            <text:p>0.983820120369539</text:p>
          </table:table-cell>
          <table:table-cell office:value-type="float" office:value="0.983432573266222" calcext:value-type="float">
            <text:p>0.983432573266222</text:p>
          </table:table-cell>
          <table:table-cell office:value-type="float" office:value="0.983055709226138" calcext:value-type="float">
            <text:p>0.983055709226138</text:p>
          </table:table-cell>
          <table:table-cell office:value-type="float" office:value="0.982703770856931" calcext:value-type="float">
            <text:p>0.982703770856931</text:p>
          </table:table-cell>
          <table:table-cell office:value-type="float" office:value="0.982288941906175" calcext:value-type="float">
            <text:p>0.982288941906175</text:p>
          </table:table-cell>
          <table:table-cell office:value-type="float" office:value="0.981803046422208" calcext:value-type="float">
            <text:p>0.981803046422208</text:p>
          </table:table-cell>
          <table:table-cell office:value-type="float" office:value="0.98123717492015" calcext:value-type="float">
            <text:p>0.98123717492015</text:p>
          </table:table-cell>
          <table:table-cell office:value-type="float" office:value="0.980739275675967" calcext:value-type="float">
            <text:p>0.980739275675967</text:p>
          </table:table-cell>
          <table:table-cell office:value-type="float" office:value="0.980278652462776" calcext:value-type="float">
            <text:p>0.980278652462776</text:p>
          </table:table-cell>
          <table:table-cell office:value-type="float" office:value="0.979733981692198" calcext:value-type="float">
            <text:p>0.979733981692198</text:p>
          </table:table-cell>
          <table:table-cell office:value-type="float" office:value="0.979236819403135" calcext:value-type="float">
            <text:p>0.979236819403135</text:p>
          </table:table-cell>
          <table:table-cell office:value-type="float" office:value="0.978820054751447" calcext:value-type="float">
            <text:p>0.978820054751447</text:p>
          </table:table-cell>
          <table:table-cell office:value-type="float" office:value="0.978337514759932" calcext:value-type="float">
            <text:p>0.978337514759932</text:p>
          </table:table-cell>
          <table:table-cell office:value-type="float" office:value="0.977854977593504" calcext:value-type="float">
            <text:p>0.977854977593504</text:p>
          </table:table-cell>
          <table:table-cell office:value-type="float" office:value="0.977361480519948" calcext:value-type="float">
            <text:p>0.977361480519948</text:p>
          </table:table-cell>
          <table:table-cell office:value-type="float" office:value="0.976886258462323" calcext:value-type="float">
            <text:p>0.976886258462323</text:p>
          </table:table-cell>
          <table:table-cell office:value-type="float" office:value="0.976579139255496" calcext:value-type="float">
            <text:p>0.976579139255496</text:p>
          </table:table-cell>
          <table:table-cell office:value-type="float" office:value="0.976184320181586" calcext:value-type="float">
            <text:p>0.976184320181586</text:p>
          </table:table-cell>
          <table:table-cell office:value-type="float" office:value="0.975760270916898" calcext:value-type="float">
            <text:p>0.975760270916898</text:p>
          </table:table-cell>
          <table:table-cell office:value-type="float" office:value="0.975277757277523" calcext:value-type="float">
            <text:p>0.975277757277523</text:p>
          </table:table-cell>
          <table:table-cell office:value-type="float" office:value="0.97483910100679" calcext:value-type="float">
            <text:p>0.97483910100679</text:p>
          </table:table-cell>
          <table:table-cell office:value-type="float" office:value="0.974400450732088" calcext:value-type="float">
            <text:p>0.974400450732088</text:p>
          </table:table-cell>
          <table:table-cell office:value-type="float" office:value="0.973961807119011" calcext:value-type="float">
            <text:p>0.973961807119011</text:p>
          </table:table-cell>
          <table:table-cell office:value-type="float" office:value="0.973523170930645" calcext:value-type="float">
            <text:p>0.973523170930645</text:p>
          </table:table-cell>
          <table:table-cell office:value-type="float" office:value="0.973084543046067" calcext:value-type="float">
            <text:p>0.973084543046067</text:p>
          </table:table-cell>
          <table:table-cell office:value-type="float" office:value="0.97264592448325" calcext:value-type="float">
            <text:p>0.97264592448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5270396230579" calcext:value-type="float">
            <text:p>0.935270396230579</text:p>
          </table:table-cell>
          <table:table-cell office:value-type="float" office:value="0.990184519352749" calcext:value-type="float">
            <text:p>0.990184519352749</text:p>
          </table:table-cell>
          <table:table-cell office:value-type="float" office:value="0.991886054703643" calcext:value-type="float">
            <text:p>0.991886054703643</text:p>
          </table:table-cell>
          <table:table-cell office:value-type="float" office:value="0.992076299545349" calcext:value-type="float">
            <text:p>0.992076299545349</text:p>
          </table:table-cell>
          <table:table-cell office:value-type="float" office:value="0.991797197722366" calcext:value-type="float">
            <text:p>0.991797197722366</text:p>
          </table:table-cell>
          <table:table-cell office:value-type="float" office:value="0.991438071871083" calcext:value-type="float">
            <text:p>0.991438071871083</text:p>
          </table:table-cell>
          <table:table-cell office:value-type="float" office:value="0.990838860409675" calcext:value-type="float">
            <text:p>0.990838860409675</text:p>
          </table:table-cell>
          <table:table-cell office:value-type="float" office:value="0.990417318676921" calcext:value-type="float">
            <text:p>0.990417318676921</text:p>
          </table:table-cell>
          <table:table-cell office:value-type="float" office:value="0.989800359599535" calcext:value-type="float">
            <text:p>0.989800359599535</text:p>
          </table:table-cell>
          <table:table-cell office:value-type="float" office:value="0.989295047816965" calcext:value-type="float">
            <text:p>0.989295047816965</text:p>
          </table:table-cell>
          <table:table-cell office:value-type="float" office:value="0.988714747475537" calcext:value-type="float">
            <text:p>0.988714747475537</text:p>
          </table:table-cell>
          <table:table-cell office:value-type="float" office:value="0.98822164855432" calcext:value-type="float">
            <text:p>0.98822164855432</text:p>
          </table:table-cell>
          <table:table-cell office:value-type="float" office:value="0.987744140917221" calcext:value-type="float">
            <text:p>0.987744140917221</text:p>
          </table:table-cell>
          <table:table-cell office:value-type="float" office:value="0.987332353835102" calcext:value-type="float">
            <text:p>0.987332353835102</text:p>
          </table:table-cell>
          <table:table-cell office:value-type="float" office:value="0.986839706414195" calcext:value-type="float">
            <text:p>0.986839706414195</text:p>
          </table:table-cell>
          <table:table-cell office:value-type="float" office:value="0.986315044336555" calcext:value-type="float">
            <text:p>0.986315044336555</text:p>
          </table:table-cell>
          <table:table-cell office:value-type="float" office:value="0.985768755537184" calcext:value-type="float">
            <text:p>0.985768755537184</text:p>
          </table:table-cell>
          <table:table-cell office:value-type="float" office:value="0.985255707282754" calcext:value-type="float">
            <text:p>0.985255707282754</text:p>
          </table:table-cell>
          <table:table-cell office:value-type="float" office:value="0.984664500816949" calcext:value-type="float">
            <text:p>0.984664500816949</text:p>
          </table:table-cell>
          <table:table-cell office:value-type="float" office:value="0.984174068260545" calcext:value-type="float">
            <text:p>0.984174068260545</text:p>
          </table:table-cell>
          <table:table-cell office:value-type="float" office:value="0.983689546306786" calcext:value-type="float">
            <text:p>0.983689546306786</text:p>
          </table:table-cell>
          <table:table-cell office:value-type="float" office:value="0.983246937732868" calcext:value-type="float">
            <text:p>0.983246937732868</text:p>
          </table:table-cell>
          <table:table-cell office:value-type="float" office:value="0.982804533572757" calcext:value-type="float">
            <text:p>0.982804533572757</text:p>
          </table:table-cell>
          <table:table-cell office:value-type="float" office:value="0.982403573179002" calcext:value-type="float">
            <text:p>0.982403573179002</text:p>
          </table:table-cell>
          <table:table-cell office:value-type="float" office:value="0.982031020444092" calcext:value-type="float">
            <text:p>0.982031020444092</text:p>
          </table:table-cell>
          <table:table-cell office:value-type="float" office:value="0.981668099162365" calcext:value-type="float">
            <text:p>0.981668099162365</text:p>
          </table:table-cell>
          <table:table-cell office:value-type="float" office:value="0.981326835174215" calcext:value-type="float">
            <text:p>0.981326835174215</text:p>
          </table:table-cell>
          <table:table-cell office:value-type="float" office:value="0.980960357975906" calcext:value-type="float">
            <text:p>0.980960357975906</text:p>
          </table:table-cell>
          <table:table-cell office:value-type="float" office:value="0.980559693743641" calcext:value-type="float">
            <text:p>0.980559693743641</text:p>
          </table:table-cell>
          <table:table-cell office:value-type="float" office:value="0.980203866039707" calcext:value-type="float">
            <text:p>0.980203866039707</text:p>
          </table:table-cell>
          <table:table-cell office:value-type="float" office:value="0.979701923619897" calcext:value-type="float">
            <text:p>0.979701923619897</text:p>
          </table:table-cell>
          <table:table-cell office:value-type="float" office:value="0.979211518279862" calcext:value-type="float">
            <text:p>0.979211518279862</text:p>
          </table:table-cell>
          <table:table-cell office:value-type="float" office:value="0.978824896399589" calcext:value-type="float">
            <text:p>0.978824896399589</text:p>
          </table:table-cell>
          <table:table-cell office:value-type="float" office:value="0.978322974434861" calcext:value-type="float">
            <text:p>0.978322974434861</text:p>
          </table:table-cell>
          <table:table-cell office:value-type="float" office:value="0.977807494764153" calcext:value-type="float">
            <text:p>0.977807494764153</text:p>
          </table:table-cell>
          <table:table-cell office:value-type="float" office:value="0.977400548186768" calcext:value-type="float">
            <text:p>0.977400548186768</text:p>
          </table:table-cell>
          <table:table-cell office:value-type="float" office:value="0.97691221731839" calcext:value-type="float">
            <text:p>0.97691221731839</text:p>
          </table:table-cell>
          <table:table-cell office:value-type="float" office:value="0.976464593095431" calcext:value-type="float">
            <text:p>0.976464593095431</text:p>
          </table:table-cell>
          <table:table-cell office:value-type="float" office:value="0.976010875116051" calcext:value-type="float">
            <text:p>0.976010875116051</text:p>
          </table:table-cell>
          <table:table-cell office:value-type="float" office:value="0.975546316358607" calcext:value-type="float">
            <text:p>0.975546316358607</text:p>
          </table:table-cell>
          <table:table-cell office:value-type="float" office:value="0.975166555172202" calcext:value-type="float">
            <text:p>0.975166555172202</text:p>
          </table:table-cell>
          <table:table-cell office:value-type="float" office:value="0.974759676717872" calcext:value-type="float">
            <text:p>0.974759676717872</text:p>
          </table:table-cell>
          <table:table-cell office:value-type="float" office:value="0.974332465090528" calcext:value-type="float">
            <text:p>0.974332465090528</text:p>
          </table:table-cell>
          <table:table-cell office:value-type="float" office:value="0.973864573399982" calcext:value-type="float">
            <text:p>0.973864573399982</text:p>
          </table:table-cell>
          <table:table-cell office:value-type="float" office:value="0.973498441862376" calcext:value-type="float">
            <text:p>0.973498441862376</text:p>
          </table:table-cell>
          <table:table-cell office:value-type="float" office:value="0.973132330553493" calcext:value-type="float">
            <text:p>0.973132330553493</text:p>
          </table:table-cell>
          <table:table-cell office:value-type="float" office:value="0.97277980721275" calcext:value-type="float">
            <text:p>0.97277980721275</text:p>
          </table:table-cell>
          <table:table-cell office:value-type="float" office:value="0.97245443989623" calcext:value-type="float">
            <text:p>0.97245443989623</text:p>
          </table:table-cell>
          <table:table-cell office:value-type="float" office:value="0.972129100308808" calcext:value-type="float">
            <text:p>0.972129100308808</text:p>
          </table:table-cell>
          <table:table-cell office:value-type="float" office:value="0.971803791758498" calcext:value-type="float">
            <text:p>0.9718037917584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4484444257151" calcext:value-type="float">
            <text:p>0.934484444257151</text:p>
          </table:table-cell>
          <table:table-cell office:value-type="float" office:value="0.991776273124598" calcext:value-type="float">
            <text:p>0.991776273124598</text:p>
          </table:table-cell>
          <table:table-cell office:value-type="float" office:value="0.993585771195387" calcext:value-type="float">
            <text:p>0.993585771195387</text:p>
          </table:table-cell>
          <table:table-cell office:value-type="float" office:value="0.99408843260897" calcext:value-type="float">
            <text:p>0.99408843260897</text:p>
          </table:table-cell>
          <table:table-cell office:value-type="float" office:value="0.993965841754941" calcext:value-type="float">
            <text:p>0.993965841754941</text:p>
          </table:table-cell>
          <table:table-cell office:value-type="float" office:value="0.993669776057045" calcext:value-type="float">
            <text:p>0.993669776057045</text:p>
          </table:table-cell>
          <table:table-cell office:value-type="float" office:value="0.993020029355723" calcext:value-type="float">
            <text:p>0.993020029355723</text:p>
          </table:table-cell>
          <table:table-cell office:value-type="float" office:value="0.992521497793791" calcext:value-type="float">
            <text:p>0.992521497793791</text:p>
          </table:table-cell>
          <table:table-cell office:value-type="float" office:value="0.991857707616438" calcext:value-type="float">
            <text:p>0.991857707616438</text:p>
          </table:table-cell>
          <table:table-cell office:value-type="float" office:value="0.991330632384323" calcext:value-type="float">
            <text:p>0.991330632384323</text:p>
          </table:table-cell>
          <table:table-cell office:value-type="float" office:value="0.990737559083629" calcext:value-type="float">
            <text:p>0.990737559083629</text:p>
          </table:table-cell>
          <table:table-cell office:value-type="float" office:value="0.990234054606934" calcext:value-type="float">
            <text:p>0.990234054606934</text:p>
          </table:table-cell>
          <table:table-cell office:value-type="float" office:value="0.989748867403611" calcext:value-type="float">
            <text:p>0.989748867403611</text:p>
          </table:table-cell>
          <table:table-cell office:value-type="float" office:value="0.989330447546789" calcext:value-type="float">
            <text:p>0.989330447546789</text:p>
          </table:table-cell>
          <table:table-cell office:value-type="float" office:value="0.988872137143026" calcext:value-type="float">
            <text:p>0.988872137143026</text:p>
          </table:table-cell>
          <table:table-cell office:value-type="float" office:value="0.988415660547122" calcext:value-type="float">
            <text:p>0.988415660547122</text:p>
          </table:table-cell>
          <table:table-cell office:value-type="float" office:value="0.987991812341273" calcext:value-type="float">
            <text:p>0.987991812341273</text:p>
          </table:table-cell>
          <table:table-cell office:value-type="float" office:value="0.987535055604289" calcext:value-type="float">
            <text:p>0.987535055604289</text:p>
          </table:table-cell>
          <table:table-cell office:value-type="float" office:value="0.987055991396275" calcext:value-type="float">
            <text:p>0.987055991396275</text:p>
          </table:table-cell>
          <table:table-cell office:value-type="float" office:value="0.986671009472505" calcext:value-type="float">
            <text:p>0.986671009472505</text:p>
          </table:table-cell>
          <table:table-cell office:value-type="float" office:value="0.986240465937843" calcext:value-type="float">
            <text:p>0.986240465937843</text:p>
          </table:table-cell>
          <table:table-cell office:value-type="float" office:value="0.985853590758059" calcext:value-type="float">
            <text:p>0.985853590758059</text:p>
          </table:table-cell>
          <table:table-cell office:value-type="float" office:value="0.985459559147768" calcext:value-type="float">
            <text:p>0.985459559147768</text:p>
          </table:table-cell>
          <table:table-cell office:value-type="float" office:value="0.985063278169856" calcext:value-type="float">
            <text:p>0.985063278169856</text:p>
          </table:table-cell>
          <table:table-cell office:value-type="float" office:value="0.984713146667133" calcext:value-type="float">
            <text:p>0.984713146667133</text:p>
          </table:table-cell>
          <table:table-cell office:value-type="float" office:value="0.984379164219335" calcext:value-type="float">
            <text:p>0.984379164219335</text:p>
          </table:table-cell>
          <table:table-cell office:value-type="float" office:value="0.984039999127734" calcext:value-type="float">
            <text:p>0.984039999127734</text:p>
          </table:table-cell>
          <table:table-cell office:value-type="float" office:value="0.983684767762518" calcext:value-type="float">
            <text:p>0.983684767762518</text:p>
          </table:table-cell>
          <table:table-cell office:value-type="float" office:value="0.983294618189941" calcext:value-type="float">
            <text:p>0.983294618189941</text:p>
          </table:table-cell>
          <table:table-cell office:value-type="float" office:value="0.982789898631384" calcext:value-type="float">
            <text:p>0.982789898631384</text:p>
          </table:table-cell>
          <table:table-cell office:value-type="float" office:value="0.982219386554056" calcext:value-type="float">
            <text:p>0.982219386554056</text:p>
          </table:table-cell>
          <table:table-cell office:value-type="float" office:value="0.981632249269769" calcext:value-type="float">
            <text:p>0.981632249269769</text:p>
          </table:table-cell>
          <table:table-cell office:value-type="float" office:value="0.979797794450884" calcext:value-type="float">
            <text:p>0.979797794450884</text:p>
          </table:table-cell>
          <table:table-cell office:value-type="float" office:value="0.979265373648043" calcext:value-type="float">
            <text:p>0.979265373648043</text:p>
          </table:table-cell>
          <table:table-cell office:value-type="float" office:value="0.978718573222801" calcext:value-type="float">
            <text:p>0.978718573222801</text:p>
          </table:table-cell>
          <table:table-cell office:value-type="float" office:value="0.978286877126753" calcext:value-type="float">
            <text:p>0.978286877126753</text:p>
          </table:table-cell>
          <table:table-cell office:value-type="float" office:value="0.977768867449596" calcext:value-type="float">
            <text:p>0.977768867449596</text:p>
          </table:table-cell>
          <table:table-cell office:value-type="float" office:value="0.97725086715402" calcext:value-type="float">
            <text:p>0.97725086715402</text:p>
          </table:table-cell>
          <table:table-cell office:value-type="float" office:value="0.97671992870518" calcext:value-type="float">
            <text:p>0.97671992870518</text:p>
          </table:table-cell>
          <table:table-cell office:value-type="float" office:value="0.976187562627275" calcext:value-type="float">
            <text:p>0.976187562627275</text:p>
          </table:table-cell>
          <table:table-cell office:value-type="float" office:value="0.975741530861328" calcext:value-type="float">
            <text:p>0.975741530861328</text:p>
          </table:table-cell>
          <table:table-cell office:value-type="float" office:value="0.975194803001019" calcext:value-type="float">
            <text:p>0.975194803001019</text:p>
          </table:table-cell>
          <table:table-cell office:value-type="float" office:value="0.974648089581213" calcext:value-type="float">
            <text:p>0.974648089581213</text:p>
          </table:table-cell>
          <table:table-cell office:value-type="float" office:value="0.974043843855218" calcext:value-type="float">
            <text:p>0.974043843855218</text:p>
          </table:table-cell>
          <table:table-cell office:value-type="float" office:value="0.9735690989455" calcext:value-type="float">
            <text:p>0.9735690989455</text:p>
          </table:table-cell>
          <table:table-cell office:value-type="float" office:value="0.97309437330946" calcext:value-type="float">
            <text:p>0.97309437330946</text:p>
          </table:table-cell>
          <table:table-cell office:value-type="float" office:value="0.972619669022748" calcext:value-type="float">
            <text:p>0.972619669022748</text:p>
          </table:table-cell>
          <table:table-cell office:value-type="float" office:value="0.972144988464867" calcext:value-type="float">
            <text:p>0.972144988464867</text:p>
          </table:table-cell>
          <table:table-cell office:value-type="float" office:value="0.971670334376851" calcext:value-type="float">
            <text:p>0.971670334376851</text:p>
          </table:table-cell>
          <table:table-cell office:value-type="float" office:value="0.971195709932639" calcext:value-type="float">
            <text:p>0.971195709932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2169549876063" calcext:value-type="float">
            <text:p>0.932169549876063</text:p>
          </table:table-cell>
          <table:table-cell office:value-type="float" office:value="0.990365578466085" calcext:value-type="float">
            <text:p>0.990365578466085</text:p>
          </table:table-cell>
          <table:table-cell office:value-type="float" office:value="0.992451027415011" calcext:value-type="float">
            <text:p>0.992451027415011</text:p>
          </table:table-cell>
          <table:table-cell office:value-type="float" office:value="0.992906459581632" calcext:value-type="float">
            <text:p>0.992906459581632</text:p>
          </table:table-cell>
          <table:table-cell office:value-type="float" office:value="0.992751212788033" calcext:value-type="float">
            <text:p>0.992751212788033</text:p>
          </table:table-cell>
          <table:table-cell office:value-type="float" office:value="0.992355439544187" calcext:value-type="float">
            <text:p>0.992355439544187</text:p>
          </table:table-cell>
          <table:table-cell office:value-type="float" office:value="0.991484843445954" calcext:value-type="float">
            <text:p>0.991484843445954</text:p>
          </table:table-cell>
          <table:table-cell office:value-type="float" office:value="0.990787922502309" calcext:value-type="float">
            <text:p>0.990787922502309</text:p>
          </table:table-cell>
          <table:table-cell office:value-type="float" office:value="0.989978947428775" calcext:value-type="float">
            <text:p>0.989978947428775</text:p>
          </table:table-cell>
          <table:table-cell office:value-type="float" office:value="0.989379125464703" calcext:value-type="float">
            <text:p>0.989379125464703</text:p>
          </table:table-cell>
          <table:table-cell office:value-type="float" office:value="0.988676958318699" calcext:value-type="float">
            <text:p>0.988676958318699</text:p>
          </table:table-cell>
          <table:table-cell office:value-type="float" office:value="0.988067860769123" calcext:value-type="float">
            <text:p>0.988067860769123</text:p>
          </table:table-cell>
          <table:table-cell office:value-type="float" office:value="0.987473629778408" calcext:value-type="float">
            <text:p>0.987473629778408</text:p>
          </table:table-cell>
          <table:table-cell office:value-type="float" office:value="0.986918775626792" calcext:value-type="float">
            <text:p>0.986918775626792</text:p>
          </table:table-cell>
          <table:table-cell office:value-type="float" office:value="0.986280672897461" calcext:value-type="float">
            <text:p>0.986280672897461</text:p>
          </table:table-cell>
          <table:table-cell office:value-type="float" office:value="0.98558503891468" calcext:value-type="float">
            <text:p>0.98558503891468</text:p>
          </table:table-cell>
          <table:table-cell office:value-type="float" office:value="0.984849988145669" calcext:value-type="float">
            <text:p>0.984849988145669</text:p>
          </table:table-cell>
          <table:table-cell office:value-type="float" office:value="0.984140543348329" calcext:value-type="float">
            <text:p>0.984140543348329</text:p>
          </table:table-cell>
          <table:table-cell office:value-type="float" office:value="0.983385818451029" calcext:value-type="float">
            <text:p>0.983385818451029</text:p>
          </table:table-cell>
          <table:table-cell office:value-type="float" office:value="0.982720898039408" calcext:value-type="float">
            <text:p>0.982720898039408</text:p>
          </table:table-cell>
          <table:table-cell office:value-type="float" office:value="0.982047073391599" calcext:value-type="float">
            <text:p>0.982047073391599</text:p>
          </table:table-cell>
          <table:table-cell office:value-type="float" office:value="0.981444573247072" calcext:value-type="float">
            <text:p>0.981444573247072</text:p>
          </table:table-cell>
          <table:table-cell office:value-type="float" office:value="0.980814078356504" calcext:value-type="float">
            <text:p>0.980814078356504</text:p>
          </table:table-cell>
          <table:table-cell office:value-type="float" office:value="0.980177430474653" calcext:value-type="float">
            <text:p>0.980177430474653</text:p>
          </table:table-cell>
          <table:table-cell office:value-type="float" office:value="0.979533031251087" calcext:value-type="float">
            <text:p>0.979533031251087</text:p>
          </table:table-cell>
          <table:table-cell office:value-type="float" office:value="0.978934159490582" calcext:value-type="float">
            <text:p>0.978934159490582</text:p>
          </table:table-cell>
          <table:table-cell office:value-type="float" office:value="0.978422093046251" calcext:value-type="float">
            <text:p>0.978422093046251</text:p>
          </table:table-cell>
          <table:table-cell office:value-type="float" office:value="0.977940326971004" calcext:value-type="float">
            <text:p>0.977940326971004</text:p>
          </table:table-cell>
          <table:table-cell office:value-type="float" office:value="0.977467045121956" calcext:value-type="float">
            <text:p>0.977467045121956</text:p>
          </table:table-cell>
          <table:table-cell office:value-type="float" office:value="0.977076174475326" calcext:value-type="float">
            <text:p>0.977076174475326</text:p>
          </table:table-cell>
          <table:table-cell office:value-type="float" office:value="0.976509626972767" calcext:value-type="float">
            <text:p>0.976509626972767</text:p>
          </table:table-cell>
          <table:table-cell office:value-type="float" office:value="0.975917158344313" calcext:value-type="float">
            <text:p>0.975917158344313</text:p>
          </table:table-cell>
          <table:table-cell office:value-type="float" office:value="0.975402454020817" calcext:value-type="float">
            <text:p>0.975402454020817</text:p>
          </table:table-cell>
          <table:table-cell office:value-type="float" office:value="0.974828971957231" calcext:value-type="float">
            <text:p>0.974828971957231</text:p>
          </table:table-cell>
          <table:table-cell office:value-type="float" office:value="0.972649345664215" calcext:value-type="float">
            <text:p>0.972649345664215</text:p>
          </table:table-cell>
          <table:table-cell office:value-type="float" office:value="0.972147029677329" calcext:value-type="float">
            <text:p>0.972147029677329</text:p>
          </table:table-cell>
          <table:table-cell office:value-type="float" office:value="0.971553276587679" calcext:value-type="float">
            <text:p>0.971553276587679</text:p>
          </table:table-cell>
          <table:table-cell office:value-type="float" office:value="0.970959577547807" calcext:value-type="float">
            <text:p>0.970959577547807</text:p>
          </table:table-cell>
          <table:table-cell office:value-type="float" office:value="0.970402531879969" calcext:value-type="float">
            <text:p>0.970402531879969</text:p>
          </table:table-cell>
          <table:table-cell office:value-type="float" office:value="0.969824202718865" calcext:value-type="float">
            <text:p>0.969824202718865</text:p>
          </table:table-cell>
          <table:table-cell office:value-type="float" office:value="0.969337429742624" calcext:value-type="float">
            <text:p>0.969337429742624</text:p>
          </table:table-cell>
          <table:table-cell office:value-type="float" office:value="0.968789740639306" calcext:value-type="float">
            <text:p>0.968789740639306</text:p>
          </table:table-cell>
          <table:table-cell office:value-type="float" office:value="0.96821163811369" calcext:value-type="float">
            <text:p>0.96821163811369</text:p>
          </table:table-cell>
          <table:table-cell office:value-type="float" office:value="0.967572634348368" calcext:value-type="float">
            <text:p>0.967572634348368</text:p>
          </table:table-cell>
          <table:table-cell office:value-type="float" office:value="0.967040464666684" calcext:value-type="float">
            <text:p>0.967040464666684</text:p>
          </table:table-cell>
          <table:table-cell office:value-type="float" office:value="0.966538899948023" calcext:value-type="float">
            <text:p>0.966538899948023</text:p>
          </table:table-cell>
          <table:table-cell office:value-type="float" office:value="0.966128943189343" calcext:value-type="float">
            <text:p>0.966128943189343</text:p>
          </table:table-cell>
          <table:table-cell office:value-type="float" office:value="0.965719078667677" calcext:value-type="float">
            <text:p>0.965719078667677</text:p>
          </table:table-cell>
          <table:table-cell office:value-type="float" office:value="0.965288762268282" calcext:value-type="float">
            <text:p>0.965288762268282</text:p>
          </table:table-cell>
          <table:table-cell office:value-type="float" office:value="0.964900201186746" calcext:value-type="float">
            <text:p>0.964900201186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4745555395041" calcext:value-type="float">
            <text:p>0.934745555395041</text:p>
          </table:table-cell>
          <table:table-cell office:value-type="float" office:value="0.990730342634879" calcext:value-type="float">
            <text:p>0.990730342634879</text:p>
          </table:table-cell>
          <table:table-cell office:value-type="float" office:value="0.992652342500174" calcext:value-type="float">
            <text:p>0.992652342500174</text:p>
          </table:table-cell>
          <table:table-cell office:value-type="float" office:value="0.992957731257983" calcext:value-type="float">
            <text:p>0.992957731257983</text:p>
          </table:table-cell>
          <table:table-cell office:value-type="float" office:value="0.992794914167635" calcext:value-type="float">
            <text:p>0.992794914167635</text:p>
          </table:table-cell>
          <table:table-cell office:value-type="float" office:value="0.99232834650311" calcext:value-type="float">
            <text:p>0.99232834650311</text:p>
          </table:table-cell>
          <table:table-cell office:value-type="float" office:value="0.991401106615935" calcext:value-type="float">
            <text:p>0.991401106615935</text:p>
          </table:table-cell>
          <table:table-cell office:value-type="float" office:value="0.990752364736185" calcext:value-type="float">
            <text:p>0.990752364736185</text:p>
          </table:table-cell>
          <table:table-cell office:value-type="float" office:value="0.989961901987269" calcext:value-type="float">
            <text:p>0.989961901987269</text:p>
          </table:table-cell>
          <table:table-cell office:value-type="float" office:value="0.989342467059747" calcext:value-type="float">
            <text:p>0.989342467059747</text:p>
          </table:table-cell>
          <table:table-cell office:value-type="float" office:value="0.988615530721067" calcext:value-type="float">
            <text:p>0.988615530721067</text:p>
          </table:table-cell>
          <table:table-cell office:value-type="float" office:value="0.987943786645962" calcext:value-type="float">
            <text:p>0.987943786645962</text:p>
          </table:table-cell>
          <table:table-cell office:value-type="float" office:value="0.987460925691169" calcext:value-type="float">
            <text:p>0.987460925691169</text:p>
          </table:table-cell>
          <table:table-cell office:value-type="float" office:value="0.986988015122005" calcext:value-type="float">
            <text:p>0.986988015122005</text:p>
          </table:table-cell>
          <table:table-cell office:value-type="float" office:value="0.986508682410606" calcext:value-type="float">
            <text:p>0.986508682410606</text:p>
          </table:table-cell>
          <table:table-cell office:value-type="float" office:value="0.985994473923898" calcext:value-type="float">
            <text:p>0.985994473923898</text:p>
          </table:table-cell>
          <table:table-cell office:value-type="float" office:value="0.985423992035052" calcext:value-type="float">
            <text:p>0.985423992035052</text:p>
          </table:table-cell>
          <table:table-cell office:value-type="float" office:value="0.984888374119797" calcext:value-type="float">
            <text:p>0.984888374119797</text:p>
          </table:table-cell>
          <table:table-cell office:value-type="float" office:value="0.98433362783314" calcext:value-type="float">
            <text:p>0.98433362783314</text:p>
          </table:table-cell>
          <table:table-cell office:value-type="float" office:value="0.98386066631679" calcext:value-type="float">
            <text:p>0.98386066631679</text:p>
          </table:table-cell>
          <table:table-cell office:value-type="float" office:value="0.983369243963749" calcext:value-type="float">
            <text:p>0.983369243963749</text:p>
          </table:table-cell>
          <table:table-cell office:value-type="float" office:value="0.98293159096317" calcext:value-type="float">
            <text:p>0.98293159096317</text:p>
          </table:table-cell>
          <table:table-cell office:value-type="float" office:value="0.982530821451737" calcext:value-type="float">
            <text:p>0.982530821451737</text:p>
          </table:table-cell>
          <table:table-cell office:value-type="float" office:value="0.982136845074405" calcext:value-type="float">
            <text:p>0.982136845074405</text:p>
          </table:table-cell>
          <table:table-cell office:value-type="float" office:value="0.981768368057054" calcext:value-type="float">
            <text:p>0.981768368057054</text:p>
          </table:table-cell>
          <table:table-cell office:value-type="float" office:value="0.98138177670413" calcext:value-type="float">
            <text:p>0.98138177670413</text:p>
          </table:table-cell>
          <table:table-cell office:value-type="float" office:value="0.980929530721724" calcext:value-type="float">
            <text:p>0.980929530721724</text:p>
          </table:table-cell>
          <table:table-cell office:value-type="float" office:value="0.980365423508908" calcext:value-type="float">
            <text:p>0.980365423508908</text:p>
          </table:table-cell>
          <table:table-cell office:value-type="float" office:value="0.979798893561451" calcext:value-type="float">
            <text:p>0.979798893561451</text:p>
          </table:table-cell>
          <table:table-cell office:value-type="float" office:value="0.979180954997969" calcext:value-type="float">
            <text:p>0.979180954997969</text:p>
          </table:table-cell>
          <table:table-cell office:value-type="float" office:value="0.978658706964048" calcext:value-type="float">
            <text:p>0.978658706964048</text:p>
          </table:table-cell>
          <table:table-cell office:value-type="float" office:value="0.978126985560772" calcext:value-type="float">
            <text:p>0.978126985560772</text:p>
          </table:table-cell>
          <table:table-cell office:value-type="float" office:value="0.977634673869233" calcext:value-type="float">
            <text:p>0.977634673869233</text:p>
          </table:table-cell>
          <table:table-cell office:value-type="float" office:value="0.977109543742992" calcext:value-type="float">
            <text:p>0.977109543742992</text:p>
          </table:table-cell>
          <table:table-cell office:value-type="float" office:value="0.976628202703884" calcext:value-type="float">
            <text:p>0.976628202703884</text:p>
          </table:table-cell>
          <table:table-cell office:value-type="float" office:value="0.976146876653245" calcext:value-type="float">
            <text:p>0.976146876653245</text:p>
          </table:table-cell>
          <table:table-cell office:value-type="float" office:value="0.975665566775024" calcext:value-type="float">
            <text:p>0.975665566775024</text:p>
          </table:table-cell>
          <table:table-cell office:value-type="float" office:value="0.975184274380053" calcext:value-type="float">
            <text:p>0.975184274380053</text:p>
          </table:table-cell>
          <table:table-cell office:value-type="float" office:value="0.974694245889361" calcext:value-type="float">
            <text:p>0.974694245889361</text:p>
          </table:table-cell>
          <table:table-cell office:value-type="float" office:value="0.974198401267603" calcext:value-type="float">
            <text:p>0.974198401267603</text:p>
          </table:table-cell>
          <table:table-cell office:value-type="float" office:value="0.973775537630783" calcext:value-type="float">
            <text:p>0.973775537630783</text:p>
          </table:table-cell>
          <table:table-cell office:value-type="float" office:value="0.973250556321789" calcext:value-type="float">
            <text:p>0.973250556321789</text:p>
          </table:table-cell>
          <table:table-cell office:value-type="float" office:value="0.972813152023514" calcext:value-type="float">
            <text:p>0.972813152023514</text:p>
          </table:table-cell>
          <table:table-cell office:value-type="float" office:value="0.97237577696158" calcext:value-type="float">
            <text:p>0.97237577696158</text:p>
          </table:table-cell>
          <table:table-cell office:value-type="float" office:value="0.971982209212329" calcext:value-type="float">
            <text:p>0.971982209212329</text:p>
          </table:table-cell>
          <table:table-cell office:value-type="float" office:value="0.971588676906917" calcext:value-type="float">
            <text:p>0.971588676906917</text:p>
          </table:table-cell>
          <table:table-cell office:value-type="float" office:value="0.971195183813407" calcext:value-type="float">
            <text:p>0.971195183813407</text:p>
          </table:table-cell>
          <table:table-cell office:value-type="float" office:value="0.970845469347851" calcext:value-type="float">
            <text:p>0.970845469347851</text:p>
          </table:table-cell>
          <table:table-cell office:value-type="float" office:value="0.970469550029321" calcext:value-type="float">
            <text:p>0.970469550029321</text:p>
          </table:table-cell>
          <table:table-cell office:value-type="float" office:value="0.970076174874355" calcext:value-type="float">
            <text:p>0.970076174874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9899802654484" calcext:value-type="float">
            <text:p>0.929899802654484</text:p>
          </table:table-cell>
          <table:table-cell office:value-type="float" office:value="0.990443414359012" calcext:value-type="float">
            <text:p>0.990443414359012</text:p>
          </table:table-cell>
          <table:table-cell office:value-type="float" office:value="0.992487559548612" calcext:value-type="float">
            <text:p>0.992487559548612</text:p>
          </table:table-cell>
          <table:table-cell office:value-type="float" office:value="0.993031531340429" calcext:value-type="float">
            <text:p>0.993031531340429</text:p>
          </table:table-cell>
          <table:table-cell office:value-type="float" office:value="0.992939551115711" calcext:value-type="float">
            <text:p>0.992939551115711</text:p>
          </table:table-cell>
          <table:table-cell office:value-type="float" office:value="0.992762396184378" calcext:value-type="float">
            <text:p>0.992762396184378</text:p>
          </table:table-cell>
          <table:table-cell office:value-type="float" office:value="0.992025222415283" calcext:value-type="float">
            <text:p>0.992025222415283</text:p>
          </table:table-cell>
          <table:table-cell office:value-type="float" office:value="0.991544631535797" calcext:value-type="float">
            <text:p>0.991544631535797</text:p>
          </table:table-cell>
          <table:table-cell office:value-type="float" office:value="0.990839502240914" calcext:value-type="float">
            <text:p>0.990839502240914</text:p>
          </table:table-cell>
          <table:table-cell office:value-type="float" office:value="0.990329549751004" calcext:value-type="float">
            <text:p>0.990329549751004</text:p>
          </table:table-cell>
          <table:table-cell office:value-type="float" office:value="0.989670174893731" calcext:value-type="float">
            <text:p>0.989670174893731</text:p>
          </table:table-cell>
          <table:table-cell office:value-type="float" office:value="0.989055854341892" calcext:value-type="float">
            <text:p>0.989055854341892</text:p>
          </table:table-cell>
          <table:table-cell office:value-type="float" office:value="0.988499360128023" calcext:value-type="float">
            <text:p>0.988499360128023</text:p>
          </table:table-cell>
          <table:table-cell office:value-type="float" office:value="0.987920637546599" calcext:value-type="float">
            <text:p>0.987920637546599</text:p>
          </table:table-cell>
          <table:table-cell office:value-type="float" office:value="0.987348720106938" calcext:value-type="float">
            <text:p>0.987348720106938</text:p>
          </table:table-cell>
          <table:table-cell office:value-type="float" office:value="0.986733142618198" calcext:value-type="float">
            <text:p>0.986733142618198</text:p>
          </table:table-cell>
          <table:table-cell office:value-type="float" office:value="0.986074689324325" calcext:value-type="float">
            <text:p>0.986074689324325</text:p>
          </table:table-cell>
          <table:table-cell office:value-type="float" office:value="0.985453889545511" calcext:value-type="float">
            <text:p>0.985453889545511</text:p>
          </table:table-cell>
          <table:table-cell office:value-type="float" office:value="0.984808649687284" calcext:value-type="float">
            <text:p>0.984808649687284</text:p>
          </table:table-cell>
          <table:table-cell office:value-type="float" office:value="0.984270331724519" calcext:value-type="float">
            <text:p>0.984270331724519</text:p>
          </table:table-cell>
          <table:table-cell office:value-type="float" office:value="0.983683473292726" calcext:value-type="float">
            <text:p>0.983683473292726</text:p>
          </table:table-cell>
          <table:table-cell office:value-type="float" office:value="0.983149797872566" calcext:value-type="float">
            <text:p>0.983149797872566</text:p>
          </table:table-cell>
          <table:table-cell office:value-type="float" office:value="0.982621427404531" calcext:value-type="float">
            <text:p>0.982621427404531</text:p>
          </table:table-cell>
          <table:table-cell office:value-type="float" office:value="0.982090726753684" calcext:value-type="float">
            <text:p>0.982090726753684</text:p>
          </table:table-cell>
          <table:table-cell office:value-type="float" office:value="0.981609589313429" calcext:value-type="float">
            <text:p>0.981609589313429</text:p>
          </table:table-cell>
          <table:table-cell office:value-type="float" office:value="0.981095965959066" calcext:value-type="float">
            <text:p>0.981095965959066</text:p>
          </table:table-cell>
          <table:table-cell office:value-type="float" office:value="0.980629009630933" calcext:value-type="float">
            <text:p>0.980629009630933</text:p>
          </table:table-cell>
          <table:table-cell office:value-type="float" office:value="0.980220736454037" calcext:value-type="float">
            <text:p>0.980220736454037</text:p>
          </table:table-cell>
          <table:table-cell office:value-type="float" office:value="0.979822352428474" calcext:value-type="float">
            <text:p>0.979822352428474</text:p>
          </table:table-cell>
          <table:table-cell office:value-type="float" office:value="0.979213878966668" calcext:value-type="float">
            <text:p>0.979213878966668</text:p>
          </table:table-cell>
          <table:table-cell office:value-type="float" office:value="0.978645670762139" calcext:value-type="float">
            <text:p>0.978645670762139</text:p>
          </table:table-cell>
          <table:table-cell office:value-type="float" office:value="0.978067480999667" calcext:value-type="float">
            <text:p>0.978067480999667</text:p>
          </table:table-cell>
          <table:table-cell office:value-type="float" office:value="0.97760622394727" calcext:value-type="float">
            <text:p>0.97760622394727</text:p>
          </table:table-cell>
          <table:table-cell office:value-type="float" office:value="0.977053688596208" calcext:value-type="float">
            <text:p>0.977053688596208</text:p>
          </table:table-cell>
          <table:table-cell office:value-type="float" office:value="0.976621399610836" calcext:value-type="float">
            <text:p>0.976621399610836</text:p>
          </table:table-cell>
          <table:table-cell office:value-type="float" office:value="0.976122712995256" calcext:value-type="float">
            <text:p>0.976122712995256</text:p>
          </table:table-cell>
          <table:table-cell office:value-type="float" office:value="0.975623987341435" calcext:value-type="float">
            <text:p>0.975623987341435</text:p>
          </table:table-cell>
          <table:table-cell office:value-type="float" office:value="0.975125219535881" calcext:value-type="float">
            <text:p>0.975125219535881</text:p>
          </table:table-cell>
          <table:table-cell office:value-type="float" office:value="0.974666017488098" calcext:value-type="float">
            <text:p>0.974666017488098</text:p>
          </table:table-cell>
          <table:table-cell office:value-type="float" office:value="0.972235851951813" calcext:value-type="float">
            <text:p>0.972235851951813</text:p>
          </table:table-cell>
          <table:table-cell office:value-type="float" office:value="0.971920988242956" calcext:value-type="float">
            <text:p>0.971920988242956</text:p>
          </table:table-cell>
          <table:table-cell office:value-type="float" office:value="0.971523207759914" calcext:value-type="float">
            <text:p>0.971523207759914</text:p>
          </table:table-cell>
          <table:table-cell office:value-type="float" office:value="0.97110887518006" calcext:value-type="float">
            <text:p>0.97110887518006</text:p>
          </table:table-cell>
          <table:table-cell office:value-type="float" office:value="0.970810717002895" calcext:value-type="float">
            <text:p>0.970810717002895</text:p>
          </table:table-cell>
          <table:table-cell office:value-type="float" office:value="0.97041306284265" calcext:value-type="float">
            <text:p>0.97041306284265</text:p>
          </table:table-cell>
          <table:table-cell office:value-type="float" office:value="0.970015459553328" calcext:value-type="float">
            <text:p>0.970015459553328</text:p>
          </table:table-cell>
          <table:table-cell office:value-type="float" office:value="0.969617912552967" calcext:value-type="float">
            <text:p>0.969617912552967</text:p>
          </table:table-cell>
          <table:table-cell office:value-type="float" office:value="0.969220428052577" calcext:value-type="float">
            <text:p>0.969220428052577</text:p>
          </table:table-cell>
          <table:table-cell office:value-type="float" office:value="0.968823013206696" calcext:value-type="float">
            <text:p>0.968823013206696</text:p>
          </table:table-cell>
          <table:table-cell office:value-type="float" office:value="0.96842567629962" calcext:value-type="float">
            <text:p>0.96842567629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6651671783163" calcext:value-type="float">
            <text:p>0.004665167178316</text:p>
          </table:table-cell>
          <table:table-cell office:value-type="float" office:value="0.245826091185889" calcext:value-type="float">
            <text:p>0.245826091185889</text:p>
          </table:table-cell>
          <table:table-cell office:value-type="float" office:value="0.156304516358446" calcext:value-type="float">
            <text:p>0.156304516358446</text:p>
          </table:table-cell>
          <table:table-cell office:value-type="float" office:value="0.11568955772734" calcext:value-type="float">
            <text:p>0.11568955772734</text:p>
          </table:table-cell>
          <table:table-cell office:value-type="float" office:value="0.0825041642321925" calcext:value-type="float">
            <text:p>0.082504164232193</text:p>
          </table:table-cell>
          <table:table-cell office:value-type="float" office:value="0.0653843667524569" calcext:value-type="float">
            <text:p>0.065384366752457</text:p>
          </table:table-cell>
          <table:table-cell office:value-type="float" office:value="0.0545476747411252" calcext:value-type="float">
            <text:p>0.054547674741125</text:p>
          </table:table-cell>
          <table:table-cell office:value-type="float" office:value="0.0475479536505398" calcext:value-type="float">
            <text:p>0.04754795365054</text:p>
          </table:table-cell>
          <table:table-cell office:value-type="float" office:value="0.0405092762337758" calcext:value-type="float">
            <text:p>0.040509276233776</text:p>
          </table:table-cell>
          <table:table-cell office:value-type="float" office:value="0.0364565459167461" calcext:value-type="float">
            <text:p>0.036456545916746</text:p>
          </table:table-cell>
          <table:table-cell office:value-type="float" office:value="0.0330690495611923" calcext:value-type="float">
            <text:p>0.033069049561192</text:p>
          </table:table-cell>
          <table:table-cell office:value-type="float" office:value="0.0301450002508655" calcext:value-type="float">
            <text:p>0.030145000250866</text:p>
          </table:table-cell>
          <table:table-cell office:value-type="float" office:value="0.0276443569888307" calcext:value-type="float">
            <text:p>0.027644356988831</text:p>
          </table:table-cell>
          <table:table-cell office:value-type="float" office:value="0.0254284618891698" calcext:value-type="float">
            <text:p>0.02542846188917</text:p>
          </table:table-cell>
          <table:table-cell office:value-type="float" office:value="0.0235925822540804" calcext:value-type="float">
            <text:p>0.023592582254081</text:p>
          </table:table-cell>
          <table:table-cell office:value-type="float" office:value="0.0219449234691145" calcext:value-type="float">
            <text:p>0.021944923469115</text:p>
          </table:table-cell>
          <table:table-cell office:value-type="float" office:value="0.0203927550047664" calcext:value-type="float">
            <text:p>0.020392755004767</text:p>
          </table:table-cell>
          <table:table-cell office:value-type="float" office:value="0.019168310905181" calcext:value-type="float">
            <text:p>0.019168310905181</text:p>
          </table:table-cell>
          <table:table-cell office:value-type="float" office:value="0.0179443933642071" calcext:value-type="float">
            <text:p>0.017944393364207</text:p>
          </table:table-cell>
          <table:table-cell office:value-type="float" office:value="0.016815498409271" calcext:value-type="float">
            <text:p>0.016815498409271</text:p>
          </table:table-cell>
          <table:table-cell office:value-type="float" office:value="0.0158266417914812" calcext:value-type="float">
            <text:p>0.015826641791481</text:p>
          </table:table-cell>
          <table:table-cell office:value-type="float" office:value="0.0149317802669209" calcext:value-type="float">
            <text:p>0.014931780266921</text:p>
          </table:table-cell>
          <table:table-cell office:value-type="float" office:value="0.0140373300626013" calcext:value-type="float">
            <text:p>0.014037330062601</text:p>
          </table:table-cell>
          <table:table-cell office:value-type="float" office:value="0.0132374060639075" calcext:value-type="float">
            <text:p>0.013237406063908</text:p>
          </table:table-cell>
          <table:table-cell office:value-type="float" office:value="0.012437262861508" calcext:value-type="float">
            <text:p>0.012437262861508</text:p>
          </table:table-cell>
          <table:table-cell office:value-type="float" office:value="0.0116375312395331" calcext:value-type="float">
            <text:p>0.011637531239533</text:p>
          </table:table-cell>
          <table:table-cell office:value-type="float" office:value="0.0109779428684133" calcext:value-type="float">
            <text:p>0.010977942868413</text:p>
          </table:table-cell>
          <table:table-cell office:value-type="float" office:value="0.0103656735455632" calcext:value-type="float">
            <text:p>0.010365673545563</text:p>
          </table:table-cell>
          <table:table-cell office:value-type="float" office:value="0.00975372228432697" calcext:value-type="float">
            <text:p>0.009753722284327</text:p>
          </table:table-cell>
          <table:table-cell office:value-type="float" office:value="0.00923638759602983" calcext:value-type="float">
            <text:p>0.00923638759603</text:p>
          </table:table-cell>
          <table:table-cell office:value-type="float" office:value="0.00871936753227205" calcext:value-type="float">
            <text:p>0.008719367532272</text:p>
          </table:table-cell>
          <table:table-cell office:value-type="float" office:value="0.00820268387475251" calcext:value-type="float">
            <text:p>0.008202683874753</text:p>
          </table:table-cell>
          <table:table-cell office:value-type="float" office:value="0.00768636046328337" calcext:value-type="float">
            <text:p>0.007686360463283</text:p>
          </table:table-cell>
          <table:table-cell office:value-type="float" office:value="0.00726306159475999" calcext:value-type="float">
            <text:p>0.00726306159476</text:p>
          </table:table-cell>
          <table:table-cell office:value-type="float" office:value="0.00684043835530099" calcext:value-type="float">
            <text:p>0.006840438355301</text:p>
          </table:table-cell>
          <table:table-cell office:value-type="float" office:value="0.00641813833998481" calcext:value-type="float">
            <text:p>0.006418138339985</text:p>
          </table:table-cell>
          <table:table-cell office:value-type="float" office:value="0.00599618684461392" calcext:value-type="float">
            <text:p>0.005996186844614</text:p>
          </table:table-cell>
          <table:table-cell office:value-type="float" office:value="0.00557461187525534" calcext:value-type="float">
            <text:p>0.005574611875255</text:p>
          </table:table-cell>
          <table:table-cell office:value-type="float" office:value="0.00519935980969206" calcext:value-type="float">
            <text:p>0.005199359809692</text:p>
          </table:table-cell>
          <table:table-cell office:value-type="float" office:value="0.0048249006241344" calcext:value-type="float">
            <text:p>0.004824900624134</text:p>
          </table:table-cell>
          <table:table-cell office:value-type="float" office:value="0.0044957287106537" calcext:value-type="float">
            <text:p>0.004495728710654</text:p>
          </table:table-cell>
          <table:table-cell office:value-type="float" office:value="0.00416682554814109" calcext:value-type="float">
            <text:p>0.004166825548141</text:p>
          </table:table-cell>
          <table:table-cell office:value-type="float" office:value="0.00388588051457942" calcext:value-type="float">
            <text:p>0.003885880514579</text:p>
          </table:table-cell>
          <table:table-cell office:value-type="float" office:value="0.00360525728657485" calcext:value-type="float">
            <text:p>0.003605257286575</text:p>
          </table:table-cell>
          <table:table-cell office:value-type="float" office:value="0.00337108077813512" calcext:value-type="float">
            <text:p>0.003371080778135</text:p>
          </table:table-cell>
          <table:table-cell office:value-type="float" office:value="0.00313718693127654" calcext:value-type="float">
            <text:p>0.003137186931277</text:p>
          </table:table-cell>
          <table:table-cell office:value-type="float" office:value="0.00290360567487243" calcext:value-type="float">
            <text:p>0.002903605674872</text:p>
          </table:table-cell>
          <table:table-cell office:value-type="float" office:value="0.00267037131763119" calcext:value-type="float">
            <text:p>0.002670371317631</text:p>
          </table:table-cell>
          <table:table-cell office:value-type="float" office:value="0.00243752337971064" calcext:value-type="float">
            <text:p>0.002437523379711</text:p>
          </table:table-cell>
          <table:table-cell office:value-type="float" office:value="0.00220510762129346" calcext:value-type="float">
            <text:p>0.0022051076212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55980407284771" calcext:value-type="float">
            <text:p>0.008559804072848</text:p>
          </table:table-cell>
          <table:table-cell office:value-type="float" office:value="0.409954278226814" calcext:value-type="float">
            <text:p>0.409954278226814</text:p>
          </table:table-cell>
          <table:table-cell office:value-type="float" office:value="0.380404827474404" calcext:value-type="float">
            <text:p>0.380404827474404</text:p>
          </table:table-cell>
          <table:table-cell office:value-type="float" office:value="0.30023479691078" calcext:value-type="float">
            <text:p>0.30023479691078</text:p>
          </table:table-cell>
          <table:table-cell office:value-type="float" office:value="0.205320181465245" calcext:value-type="float">
            <text:p>0.205320181465245</text:p>
          </table:table-cell>
          <table:table-cell office:value-type="float" office:value="0.147824108546372" calcext:value-type="float">
            <text:p>0.147824108546372</text:p>
          </table:table-cell>
          <table:table-cell office:value-type="float" office:value="0.107113018380678" calcext:value-type="float">
            <text:p>0.107113018380678</text:p>
          </table:table-cell>
          <table:table-cell office:value-type="float" office:value="0.0827713176483051" calcext:value-type="float">
            <text:p>0.082771317648305</text:p>
          </table:table-cell>
          <table:table-cell office:value-type="float" office:value="0.0645235216102356" calcext:value-type="float">
            <text:p>0.064523521610236</text:p>
          </table:table-cell>
          <table:table-cell office:value-type="float" office:value="0.0537618323191345" calcext:value-type="float">
            <text:p>0.053761832319135</text:p>
          </table:table-cell>
          <table:table-cell office:value-type="float" office:value="0.0456894809114545" calcext:value-type="float">
            <text:p>0.045689480911455</text:p>
          </table:table-cell>
          <table:table-cell office:value-type="float" office:value="0.0397058823529412" calcext:value-type="float">
            <text:p>0.039705882352941</text:p>
          </table:table-cell>
          <table:table-cell office:value-type="float" office:value="0.0345243389629501" calcext:value-type="float">
            <text:p>0.03452433896295</text:p>
          </table:table-cell>
          <table:table-cell office:value-type="float" office:value="0.0303469588735044" calcext:value-type="float">
            <text:p>0.030346958873505</text:p>
          </table:table-cell>
          <table:table-cell office:value-type="float" office:value="0.0268389123605243" calcext:value-type="float">
            <text:p>0.026838912360524</text:p>
          </table:table-cell>
          <table:table-cell office:value-type="float" office:value="0.0238374698969088" calcext:value-type="float">
            <text:p>0.023837469896909</text:p>
          </table:table-cell>
          <table:table-cell office:value-type="float" office:value="0.0208345407128369" calcext:value-type="float">
            <text:p>0.020834540712837</text:p>
          </table:table-cell>
          <table:table-cell office:value-type="float" office:value="0.0181651650235074" calcext:value-type="float">
            <text:p>0.018165165023507</text:p>
          </table:table-cell>
          <table:table-cell office:value-type="float" office:value="0.01548703545895" calcext:value-type="float">
            <text:p>0.01548703545895</text:p>
          </table:table-cell>
          <table:table-cell office:value-type="float" office:value="0.0129738019013172" calcext:value-type="float">
            <text:p>0.012973801901317</text:p>
          </table:table-cell>
          <table:table-cell office:value-type="float" office:value="0.0111354463511658" calcext:value-type="float">
            <text:p>0.011135446351166</text:p>
          </table:table-cell>
          <table:table-cell office:value-type="float" office:value="0.00963594489519946" calcext:value-type="float">
            <text:p>0.009635944895199</text:p>
          </table:table-cell>
          <table:table-cell office:value-type="float" office:value="0.00830630956533723" calcext:value-type="float">
            <text:p>0.008306309565337</text:p>
          </table:table-cell>
          <table:table-cell office:value-type="float" office:value="0.0071400033367579" calcext:value-type="float">
            <text:p>0.007140003336758</text:p>
          </table:table-cell>
          <table:table-cell office:value-type="float" office:value="0.00597436965194847" calcext:value-type="float">
            <text:p>0.005974369651948</text:p>
          </table:table-cell>
          <table:table-cell office:value-type="float" office:value="0.00497848253933447" calcext:value-type="float">
            <text:p>0.004978482539334</text:p>
          </table:table-cell>
          <table:table-cell office:value-type="float" office:value="0.0039833531510107" calcext:value-type="float">
            <text:p>0.003983353151011</text:p>
          </table:table-cell>
          <table:table-cell office:value-type="float" office:value="0.00315330114561609" calcext:value-type="float">
            <text:p>0.003153301145616</text:p>
          </table:table-cell>
          <table:table-cell office:value-type="float" office:value="0.00248928646129749" calcext:value-type="float">
            <text:p>0.002489286461298</text:p>
          </table:table-cell>
          <table:table-cell office:value-type="float" office:value="0.00198738217396492" calcext:value-type="float">
            <text:p>0.001987382173965</text:p>
          </table:table-cell>
          <table:table-cell office:value-type="float" office:value="0.00165601630851978" calcext:value-type="float">
            <text:p>0.00165601630852</text:p>
          </table:table-cell>
          <table:table-cell office:value-type="float" office:value="0.00132495969209965" calcext:value-type="float">
            <text:p>0.0013249596921</text:p>
          </table:table-cell>
          <table:table-cell office:value-type="float" office:value="0.000990241331395442" calcext:value-type="float">
            <text:p>0.000990241331395</text:p>
          </table:table-cell>
          <table:table-cell office:value-type="float" office:value="0.00082471809635979" calcext:value-type="float">
            <text:p>0.00082471809636</text:p>
          </table:table-cell>
          <table:table-cell office:value-type="float" office:value="0.00065936890572701" calcext:value-type="float">
            <text:p>0.000659368905727</text:p>
          </table:table-cell>
          <table:table-cell office:value-type="float" office:value="0.000494207034070203" calcext:value-type="float">
            <text:p>0.00049420703407</text:p>
          </table:table-cell>
          <table:table-cell office:value-type="float" office:value="0.000329247141135315" calcext:value-type="float">
            <text:p>0.000329247141135</text:p>
          </table:table-cell>
          <table:table-cell office:value-type="float" office:value="0.000164505457355356" calcext:value-type="float">
            <text:p>0.0001645054573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63769157135576" calcext:value-type="float">
            <text:p>0.005637691571356</text:p>
          </table:table-cell>
          <table:table-cell office:value-type="float" office:value="0.267797487982899" calcext:value-type="float">
            <text:p>0.267797487982899</text:p>
          </table:table-cell>
          <table:table-cell office:value-type="float" office:value="0.202690832760212" calcext:value-type="float">
            <text:p>0.202690832760212</text:p>
          </table:table-cell>
          <table:table-cell office:value-type="float" office:value="0.147267721328566" calcext:value-type="float">
            <text:p>0.147267721328566</text:p>
          </table:table-cell>
          <table:table-cell office:value-type="float" office:value="0.105153972384022" calcext:value-type="float">
            <text:p>0.105153972384022</text:p>
          </table:table-cell>
          <table:table-cell office:value-type="float" office:value="0.0776982368206306" calcext:value-type="float">
            <text:p>0.077698236820631</text:p>
          </table:table-cell>
          <table:table-cell office:value-type="float" office:value="0.0579783733147054" calcext:value-type="float">
            <text:p>0.057978373314705</text:p>
          </table:table-cell>
          <table:table-cell office:value-type="float" office:value="0.0468130535973001" calcext:value-type="float">
            <text:p>0.0468130535973</text:p>
          </table:table-cell>
          <table:table-cell office:value-type="float" office:value="0.0389467143763661" calcext:value-type="float">
            <text:p>0.038946714376366</text:p>
          </table:table-cell>
          <table:table-cell office:value-type="float" office:value="0.0337043996333639" calcext:value-type="float">
            <text:p>0.033704399633364</text:p>
          </table:table-cell>
          <table:table-cell office:value-type="float" office:value="0.030033450820679" calcext:value-type="float">
            <text:p>0.030033450820679</text:p>
          </table:table-cell>
          <table:table-cell office:value-type="float" office:value="0.0265516908678663" calcext:value-type="float">
            <text:p>0.026551690867866</text:p>
          </table:table-cell>
          <table:table-cell office:value-type="float" office:value="0.0237431194459285" calcext:value-type="float">
            <text:p>0.023743119445929</text:p>
          </table:table-cell>
          <table:table-cell office:value-type="float" office:value="0.0211144542302634" calcext:value-type="float">
            <text:p>0.021114454230264</text:p>
          </table:table-cell>
          <table:table-cell office:value-type="float" office:value="0.0190341872983881" calcext:value-type="float">
            <text:p>0.019034187298388</text:p>
          </table:table-cell>
          <table:table-cell office:value-type="float" office:value="0.0174049166314792" calcext:value-type="float">
            <text:p>0.017404916631479</text:p>
          </table:table-cell>
          <table:table-cell office:value-type="float" office:value="0.0160450438653922" calcext:value-type="float">
            <text:p>0.016045043865392</text:p>
          </table:table-cell>
          <table:table-cell office:value-type="float" office:value="0.0149596060793384" calcext:value-type="float">
            <text:p>0.014959606079338</text:p>
          </table:table-cell>
          <table:table-cell office:value-type="float" office:value="0.0141426084315459" calcext:value-type="float">
            <text:p>0.014142608431546</text:p>
          </table:table-cell>
          <table:table-cell office:value-type="float" office:value="0.0135075591090301" calcext:value-type="float">
            <text:p>0.01350755910903</text:p>
          </table:table-cell>
          <table:table-cell office:value-type="float" office:value="0.0128733137269236" calcext:value-type="float">
            <text:p>0.012873313726924</text:p>
          </table:table-cell>
          <table:table-cell office:value-type="float" office:value="0.0123287121906508" calcext:value-type="float">
            <text:p>0.012328712190651</text:p>
          </table:table-cell>
          <table:table-cell office:value-type="float" office:value="0.0116932400007006" calcext:value-type="float">
            <text:p>0.011693240000701</text:p>
          </table:table-cell>
          <table:table-cell office:value-type="float" office:value="0.0111496660992536" calcext:value-type="float">
            <text:p>0.011149666099254</text:p>
          </table:table-cell>
          <table:table-cell office:value-type="float" office:value="0.0106063457184308" calcext:value-type="float">
            <text:p>0.010606345718431</text:p>
          </table:table-cell>
          <table:table-cell office:value-type="float" office:value="0.0100632942750266" calcext:value-type="float">
            <text:p>0.010063294275027</text:p>
          </table:table-cell>
          <table:table-cell office:value-type="float" office:value="0.00952052846170865" calcext:value-type="float">
            <text:p>0.009520528461709</text:p>
          </table:table-cell>
          <table:table-cell office:value-type="float" office:value="0.00897806638179213" calcext:value-type="float">
            <text:p>0.008978066381792</text:p>
          </table:table-cell>
          <table:table-cell office:value-type="float" office:value="0.00843592770146852" calcext:value-type="float">
            <text:p>0.008435927701469</text:p>
          </table:table-cell>
          <table:table-cell office:value-type="float" office:value="0.00789413382218149" calcext:value-type="float">
            <text:p>0.007894133822181</text:p>
          </table:table-cell>
          <table:table-cell office:value-type="float" office:value="0.00734995141382328" calcext:value-type="float">
            <text:p>0.007349951413823</text:p>
          </table:table-cell>
          <table:table-cell office:value-type="float" office:value="0.00689839949235" calcext:value-type="float">
            <text:p>0.00689839949235</text:p>
          </table:table-cell>
          <table:table-cell office:value-type="float" office:value="0.00644716614822781" calcext:value-type="float">
            <text:p>0.006447166148228</text:p>
          </table:table-cell>
          <table:table-cell office:value-type="float" office:value="0.00599627450400639" calcext:value-type="float">
            <text:p>0.005996274504006</text:p>
          </table:table-cell>
          <table:table-cell office:value-type="float" office:value="0.00554574997538084" calcext:value-type="float">
            <text:p>0.005545749975381</text:p>
          </table:table-cell>
          <table:table-cell office:value-type="float" office:value="0.00509562056269322" calcext:value-type="float">
            <text:p>0.005095620562693</text:p>
          </table:table-cell>
          <table:table-cell office:value-type="float" office:value="0.00464591718806042" calcext:value-type="float">
            <text:p>0.00464591718806</text:p>
          </table:table-cell>
          <table:table-cell office:value-type="float" office:value="0.00419667408668325" calcext:value-type="float">
            <text:p>0.004196674086683</text:p>
          </table:table-cell>
          <table:table-cell office:value-type="float" office:value="0.0037479292627755" calcext:value-type="float">
            <text:p>0.003747929262776</text:p>
          </table:table-cell>
          <table:table-cell office:value-type="float" office:value="0.00329972502291476" calcext:value-type="float">
            <text:p>0.003299725022915</text:p>
          </table:table-cell>
          <table:table-cell office:value-type="float" office:value="0.00285210860260027" calcext:value-type="float">
            <text:p>0.0028521086026</text:p>
          </table:table-cell>
          <table:table-cell office:value-type="float" office:value="0.00240146654445463" calcext:value-type="float">
            <text:p>0.002401466544455</text:p>
          </table:table-cell>
          <table:table-cell office:value-type="float" office:value="0.00213272605289765" calcext:value-type="float">
            <text:p>0.002132726052898</text:p>
          </table:table-cell>
          <table:table-cell office:value-type="float" office:value="0.00195214228601517" calcext:value-type="float">
            <text:p>0.001952142286015</text:p>
          </table:table-cell>
          <table:table-cell office:value-type="float" office:value="0.00177274604405677" calcext:value-type="float">
            <text:p>0.001772746044057</text:p>
          </table:table-cell>
          <table:table-cell office:value-type="float" office:value="0.00159361719856679" calcext:value-type="float">
            <text:p>0.001593617198567</text:p>
          </table:table-cell>
          <table:table-cell office:value-type="float" office:value="0.00141478406211247" calcext:value-type="float">
            <text:p>0.001414784062112</text:p>
          </table:table-cell>
          <table:table-cell office:value-type="float" office:value="0.00123627909056359" calcext:value-type="float">
            <text:p>0.001236279090564</text:p>
          </table:table-cell>
          <table:table-cell office:value-type="float" office:value="0.00105813966979545" calcext:value-type="float">
            <text:p>0.001058139669795</text:p>
          </table:table-cell>
          <table:table-cell office:value-type="float" office:value="0.000880409088716291" calcext:value-type="float">
            <text:p>0.0008804090887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76263385578984" calcext:value-type="float">
            <text:p>0.00576263385579</text:p>
          </table:table-cell>
          <table:table-cell office:value-type="float" office:value="0.238445730937571" calcext:value-type="float">
            <text:p>0.238445730937571</text:p>
          </table:table-cell>
          <table:table-cell office:value-type="float" office:value="0.190486731516802" calcext:value-type="float">
            <text:p>0.190486731516802</text:p>
          </table:table-cell>
          <table:table-cell office:value-type="float" office:value="0.140101260760839" calcext:value-type="float">
            <text:p>0.140101260760839</text:p>
          </table:table-cell>
          <table:table-cell office:value-type="float" office:value="0.104222368832251" calcext:value-type="float">
            <text:p>0.104222368832251</text:p>
          </table:table-cell>
          <table:table-cell office:value-type="float" office:value="0.0804991983576551" calcext:value-type="float">
            <text:p>0.080499198357655</text:p>
          </table:table-cell>
          <table:table-cell office:value-type="float" office:value="0.0646069147347107" calcext:value-type="float">
            <text:p>0.064606914734711</text:p>
          </table:table-cell>
          <table:table-cell office:value-type="float" office:value="0.0533426259840371" calcext:value-type="float">
            <text:p>0.053342625984037</text:p>
          </table:table-cell>
          <table:table-cell office:value-type="float" office:value="0.0414863997681543" calcext:value-type="float">
            <text:p>0.041486399768154</text:p>
          </table:table-cell>
          <table:table-cell office:value-type="float" office:value="0.0339666307857912" calcext:value-type="float">
            <text:p>0.033966630785791</text:p>
          </table:table-cell>
          <table:table-cell office:value-type="float" office:value="0.0284753587162784" calcext:value-type="float">
            <text:p>0.028475358716279</text:p>
          </table:table-cell>
          <table:table-cell office:value-type="float" office:value="0.0190782391932468" calcext:value-type="float">
            <text:p>0.019078239193247</text:p>
          </table:table-cell>
          <table:table-cell office:value-type="float" office:value="0.0169465183078809" calcext:value-type="float">
            <text:p>0.016946518307881</text:p>
          </table:table-cell>
          <table:table-cell office:value-type="float" office:value="0.0164125754668414" calcext:value-type="float">
            <text:p>0.016412575466841</text:p>
          </table:table-cell>
          <table:table-cell office:value-type="float" office:value="0.0158787741824215" calcext:value-type="float">
            <text:p>0.015878774182422</text:p>
          </table:table-cell>
          <table:table-cell office:value-type="float" office:value="0.0153451216119786" calcext:value-type="float">
            <text:p>0.015345121611979</text:p>
          </table:table-cell>
          <table:table-cell office:value-type="float" office:value="0.0148116254036599" calcext:value-type="float">
            <text:p>0.01481162540366</text:p>
          </table:table-cell>
          <table:table-cell office:value-type="float" office:value="0.0142782937392044" calcext:value-type="float">
            <text:p>0.014278293739205</text:p>
          </table:table-cell>
          <table:table-cell office:value-type="float" office:value="0.0137451353813033" calcext:value-type="float">
            <text:p>0.013745135381303</text:p>
          </table:table-cell>
          <table:table-cell office:value-type="float" office:value="0.0132121597260949" calcext:value-type="float">
            <text:p>0.013212159726095</text:p>
          </table:table-cell>
          <table:table-cell office:value-type="float" office:value="0.012679376861458" calcext:value-type="float">
            <text:p>0.012679376861458</text:p>
          </table:table-cell>
          <table:table-cell office:value-type="float" office:value="0.0121467976318622" calcext:value-type="float">
            <text:p>0.012146797631862</text:p>
          </table:table-cell>
          <table:table-cell office:value-type="float" office:value="0.0116144337106539" calcext:value-type="float">
            <text:p>0.011614433710654</text:p>
          </table:table-cell>
          <table:table-cell office:value-type="float" office:value="0.0110822976807907" calcext:value-type="float">
            <text:p>0.011082297680791</text:p>
          </table:table-cell>
          <table:table-cell office:value-type="float" office:value="0.0105504031252005" calcext:value-type="float">
            <text:p>0.010550403125201</text:p>
          </table:table-cell>
          <table:table-cell office:value-type="float" office:value="0.0100187647281296" calcext:value-type="float">
            <text:p>0.01001876472813</text:p>
          </table:table-cell>
          <table:table-cell office:value-type="float" office:value="0.00948739838907242" calcext:value-type="float">
            <text:p>0.009487398389072</text:p>
          </table:table-cell>
          <table:table-cell office:value-type="float" office:value="0.00895632135114238" calcext:value-type="float">
            <text:p>0.008956321351142</text:p>
          </table:table-cell>
          <table:table-cell office:value-type="float" office:value="0.00842555234606717" calcext:value-type="float">
            <text:p>0.008425552346067</text:p>
          </table:table-cell>
          <table:table-cell office:value-type="float" office:value="0.00789511175837396" calcext:value-type="float">
            <text:p>0.007895111758374</text:p>
          </table:table-cell>
          <table:table-cell office:value-type="float" office:value="0.00736502181179537" calcext:value-type="float">
            <text:p>0.007365021811795</text:p>
          </table:table-cell>
          <table:table-cell office:value-type="float" office:value="0.00683530678148547" calcext:value-type="float">
            <text:p>0.006835306781485</text:p>
          </table:table-cell>
          <table:table-cell office:value-type="float" office:value="0.00630599323631371" calcext:value-type="float">
            <text:p>0.006305993236314</text:p>
          </table:table-cell>
          <table:table-cell office:value-type="float" office:value="0.00577711031633043" calcext:value-type="float">
            <text:p>0.00577711031633</text:p>
          </table:table-cell>
          <table:table-cell office:value-type="float" office:value="0.00524869005150833" calcext:value-type="float">
            <text:p>0.005248690051508</text:p>
          </table:table-cell>
          <table:table-cell office:value-type="float" office:value="0.00472076772910547" calcext:value-type="float">
            <text:p>0.004720767729105</text:p>
          </table:table-cell>
          <table:table-cell office:value-type="float" office:value="0.00419338231852857" calcext:value-type="float">
            <text:p>0.004193382318529</text:p>
          </table:table-cell>
          <table:table-cell office:value-type="float" office:value="0.00366657696447793" calcext:value-type="float">
            <text:p>0.003666576964478</text:p>
          </table:table-cell>
          <table:table-cell office:value-type="float" office:value="0.00314039956152912" calcext:value-type="float">
            <text:p>0.003140399561529</text:p>
          </table:table-cell>
          <table:table-cell office:value-type="float" office:value="0.00261490342628511" calcext:value-type="float">
            <text:p>0.002614903426285</text:p>
          </table:table-cell>
          <table:table-cell office:value-type="float" office:value="0.00209014808699196" calcext:value-type="float">
            <text:p>0.002090148086992</text:p>
          </table:table-cell>
          <table:table-cell office:value-type="float" office:value="0.00156620021528525" calcext:value-type="float">
            <text:p>0.001566200215285</text:p>
          </table:table-cell>
          <table:table-cell office:value-type="float" office:value="0.00104313473083795" calcext:value-type="float">
            <text:p>0.001043134730838</text:p>
          </table:table-cell>
          <table:table-cell office:value-type="float" office:value="0.000521036117536587" calcext:value-type="float">
            <text:p>0.0005210361175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52935027772775" calcext:value-type="float">
            <text:p>0.000152935027773</text:p>
          </table:table-cell>
          <table:table-cell office:value-type="float" office:value="0.00100289335779187" calcext:value-type="float">
            <text:p>0.001002893357792</text:p>
          </table:table-cell>
          <table:table-cell office:value-type="float" office:value="0.00000190295379426871" calcext:value-type="float">
            <text:p>1.90295379426871E-06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83666407384513" calcext:value-type="float">
            <text:p>0.001836664073845</text:p>
          </table:table-cell>
          <table:table-cell office:value-type="float" office:value="0.0915032679738562" calcext:value-type="float">
            <text:p>0.091503267973856</text:p>
          </table:table-cell>
          <table:table-cell office:value-type="float" office:value="0.189075630252101" calcext:value-type="float">
            <text:p>0.189075630252101</text:p>
          </table:table-cell>
          <table:table-cell office:value-type="float" office:value="0.112745098039216" calcext:value-type="float">
            <text:p>0.112745098039216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Botnet</text:p>
          </table:table-cell>
          <table:table-cell table:formula="of:=AVERAGE([.B2:.B10])" office:value-type="float" office:value="0.93304133728419" calcext:value-type="float">
            <text:p>0.93304133728419</text:p>
          </table:table-cell>
          <table:table-cell table:formula="of:=AVERAGE([.C2:.C10])" office:value-type="float" office:value="0.990696770559512" calcext:value-type="float">
            <text:p>0.990696770559512</text:p>
          </table:table-cell>
          <table:table-cell table:formula="of:=AVERAGE([.D2:.D10])" office:value-type="float" office:value="0.992714208287212" calcext:value-type="float">
            <text:p>0.992714208287212</text:p>
          </table:table-cell>
          <table:table-cell table:formula="of:=AVERAGE([.E2:.E10])" office:value-type="float" office:value="0.993163318935647" calcext:value-type="float">
            <text:p>0.993163318935647</text:p>
          </table:table-cell>
          <table:table-cell table:formula="of:=AVERAGE([.F2:.F10])" office:value-type="float" office:value="0.993032569063514" calcext:value-type="float">
            <text:p>0.993032569063514</text:p>
          </table:table-cell>
          <table:table-cell table:formula="of:=AVERAGE([.G2:.G10])" office:value-type="float" office:value="0.992723947379896" calcext:value-type="float">
            <text:p>0.992723947379896</text:p>
          </table:table-cell>
          <table:table-cell table:formula="of:=AVERAGE([.H2:.H10])" office:value-type="float" office:value="0.991969650016218" calcext:value-type="float">
            <text:p>0.991969650016218</text:p>
          </table:table-cell>
          <table:table-cell table:formula="of:=AVERAGE([.I2:.I10])" office:value-type="float" office:value="0.991427758609353" calcext:value-type="float">
            <text:p>0.991427758609353</text:p>
          </table:table-cell>
          <table:table-cell table:formula="of:=AVERAGE([.J2:.J10])" office:value-type="float" office:value="0.9907017291859" calcext:value-type="float">
            <text:p>0.9907017291859</text:p>
          </table:table-cell>
          <table:table-cell table:formula="of:=AVERAGE([.K2:.K10])" office:value-type="float" office:value="0.990101551636398" calcext:value-type="float">
            <text:p>0.990101551636398</text:p>
          </table:table-cell>
          <table:table-cell table:formula="of:=AVERAGE([.L2:.L10])" office:value-type="float" office:value="0.989430298749588" calcext:value-type="float">
            <text:p>0.989430298749588</text:p>
          </table:table-cell>
          <table:table-cell table:formula="of:=AVERAGE([.M2:.M10])" office:value-type="float" office:value="0.988852683644362" calcext:value-type="float">
            <text:p>0.988852683644362</text:p>
          </table:table-cell>
          <table:table-cell table:formula="of:=AVERAGE([.N2:.N10])" office:value-type="float" office:value="0.988322700496718" calcext:value-type="float">
            <text:p>0.988322700496718</text:p>
          </table:table-cell>
          <table:table-cell table:formula="of:=AVERAGE([.O2:.O10])" office:value-type="float" office:value="0.987800325328294" calcext:value-type="float">
            <text:p>0.987800325328294</text:p>
          </table:table-cell>
          <table:table-cell table:formula="of:=AVERAGE([.P2:.P10])" office:value-type="float" office:value="0.987257674338529" calcext:value-type="float">
            <text:p>0.987257674338529</text:p>
          </table:table-cell>
          <table:table-cell table:formula="of:=AVERAGE([.Q2:.Q10])" office:value-type="float" office:value="0.986683517645908" calcext:value-type="float">
            <text:p>0.986683517645908</text:p>
          </table:table-cell>
          <table:table-cell table:formula="of:=AVERAGE([.R2:.R10])" office:value-type="float" office:value="0.98609314755796" calcext:value-type="float">
            <text:p>0.98609314755796</text:p>
          </table:table-cell>
          <table:table-cell table:formula="of:=AVERAGE([.S2:.S10])" office:value-type="float" office:value="0.985521608269211" calcext:value-type="float">
            <text:p>0.985521608269211</text:p>
          </table:table-cell>
          <table:table-cell table:formula="of:=AVERAGE([.T2:.T10])" office:value-type="float" office:value="0.984922467613333" calcext:value-type="float">
            <text:p>0.984922467613333</text:p>
          </table:table-cell>
          <table:table-cell table:formula="of:=AVERAGE([.U2:.U10])" office:value-type="float" office:value="0.984418516838594" calcext:value-type="float">
            <text:p>0.984418516838594</text:p>
          </table:table-cell>
          <table:table-cell table:formula="of:=AVERAGE([.V2:.V10])" office:value-type="float" office:value="0.983885689425329" calcext:value-type="float">
            <text:p>0.983885689425329</text:p>
          </table:table-cell>
          <table:table-cell table:formula="of:=AVERAGE([.W2:.W10])" office:value-type="float" office:value="0.983414373233982" calcext:value-type="float">
            <text:p>0.983414373233982</text:p>
          </table:table-cell>
          <table:table-cell table:formula="of:=AVERAGE([.X2:.X10])" office:value-type="float" office:value="0.982940766342825" calcext:value-type="float">
            <text:p>0.982940766342825</text:p>
          </table:table-cell>
          <table:table-cell table:formula="of:=AVERAGE([.Y2:.Y10])" office:value-type="float" office:value="0.982473048824526" calcext:value-type="float">
            <text:p>0.982473048824526</text:p>
          </table:table-cell>
          <table:table-cell table:formula="of:=AVERAGE([.Z2:.Z10])" office:value-type="float" office:value="0.982040172178189" calcext:value-type="float">
            <text:p>0.982040172178189</text:p>
          </table:table-cell>
          <table:table-cell table:formula="of:=AVERAGE([.AA2:.AA10])" office:value-type="float" office:value="0.98162206579796" calcext:value-type="float">
            <text:p>0.98162206579796</text:p>
          </table:table-cell>
          <table:table-cell table:formula="of:=AVERAGE([.AB2:.AB10])" office:value-type="float" office:value="0.981224535246521" calcext:value-type="float">
            <text:p>0.981224535246521</text:p>
          </table:table-cell>
          <table:table-cell table:formula="of:=AVERAGE([.AC2:.AC10])" office:value-type="float" office:value="0.980820667869097" calcext:value-type="float">
            <text:p>0.980820667869097</text:p>
          </table:table-cell>
          <table:table-cell table:formula="of:=AVERAGE([.AD2:.AD10])" office:value-type="float" office:value="0.980372186562919" calcext:value-type="float">
            <text:p>0.980372186562919</text:p>
          </table:table-cell>
          <table:table-cell table:formula="of:=AVERAGE([.AE2:.AE10])" office:value-type="float" office:value="0.979842530658838" calcext:value-type="float">
            <text:p>0.979842530658838</text:p>
          </table:table-cell>
          <table:table-cell table:formula="of:=AVERAGE([.AF2:.AF10])" office:value-type="float" office:value="0.97927226367042" calcext:value-type="float">
            <text:p>0.97927226367042</text:p>
          </table:table-cell>
          <table:table-cell table:formula="of:=AVERAGE([.AG2:.AG10])" office:value-type="float" office:value="0.978705401255549" calcext:value-type="float">
            <text:p>0.978705401255549</text:p>
          </table:table-cell>
          <table:table-cell table:formula="of:=AVERAGE([.AH2:.AH10])" office:value-type="float" office:value="0.978056386211787" calcext:value-type="float">
            <text:p>0.978056386211787</text:p>
          </table:table-cell>
          <table:table-cell table:formula="of:=AVERAGE([.AI2:.AI10])" office:value-type="float" office:value="0.977488183764676" calcext:value-type="float">
            <text:p>0.977488183764676</text:p>
          </table:table-cell>
          <table:table-cell table:formula="of:=AVERAGE([.AJ2:.AJ10])" office:value-type="float" office:value="0.976778044025404" calcext:value-type="float">
            <text:p>0.976778044025404</text:p>
          </table:table-cell>
          <table:table-cell table:formula="of:=AVERAGE([.AK2:.AK10])" office:value-type="float" office:value="0.976286815023472" calcext:value-type="float">
            <text:p>0.976286815023472</text:p>
          </table:table-cell>
          <table:table-cell table:formula="of:=AVERAGE([.AL2:.AL10])" office:value-type="float" office:value="0.975754322338398" calcext:value-type="float">
            <text:p>0.975754322338398</text:p>
          </table:table-cell>
          <table:table-cell table:formula="of:=AVERAGE([.AM2:.AM10])" office:value-type="float" office:value="0.975239759635589" calcext:value-type="float">
            <text:p>0.975239759635589</text:p>
          </table:table-cell>
          <table:table-cell table:formula="of:=AVERAGE([.AN2:.AN10])" office:value-type="float" office:value="0.974725185170369" calcext:value-type="float">
            <text:p>0.974725185170369</text:p>
          </table:table-cell>
          <table:table-cell table:formula="of:=AVERAGE([.AO2:.AO10])" office:value-type="float" office:value="0.973987066474864" calcext:value-type="float">
            <text:p>0.973987066474864</text:p>
          </table:table-cell>
          <table:table-cell table:formula="of:=AVERAGE([.AP2:.AP10])" office:value-type="float" office:value="0.973600293661036" calcext:value-type="float">
            <text:p>0.973600293661036</text:p>
          </table:table-cell>
          <table:table-cell table:formula="of:=AVERAGE([.AQ2:.AQ10])" office:value-type="float" office:value="0.973141509364068" calcext:value-type="float">
            <text:p>0.973141509364068</text:p>
          </table:table-cell>
          <table:table-cell table:formula="of:=AVERAGE([.AR2:.AR10])" office:value-type="float" office:value="0.972680061378878" calcext:value-type="float">
            <text:p>0.972680061378878</text:p>
          </table:table-cell>
          <table:table-cell table:formula="of:=AVERAGE([.AS2:.AS10])" office:value-type="float" office:value="0.972202100420397" calcext:value-type="float">
            <text:p>0.972202100420397</text:p>
          </table:table-cell>
          <table:table-cell table:formula="of:=AVERAGE([.AT2:.AT10])" office:value-type="float" office:value="0.97176040020094" calcext:value-type="float">
            <text:p>0.97176040020094</text:p>
          </table:table-cell>
          <table:table-cell table:formula="of:=AVERAGE([.AU2:.AU10])" office:value-type="float" office:value="0.971322119766872" calcext:value-type="float">
            <text:p>0.971322119766872</text:p>
          </table:table-cell>
          <table:table-cell table:formula="of:=AVERAGE([.AV2:.AV10])" office:value-type="float" office:value="0.970895546574337" calcext:value-type="float">
            <text:p>0.970895546574337</text:p>
          </table:table-cell>
          <table:table-cell table:formula="of:=AVERAGE([.AW2:.AW10])" office:value-type="float" office:value="0.970476881311612" calcext:value-type="float">
            <text:p>0.970476881311612</text:p>
          </table:table-cell>
          <table:table-cell table:formula="of:=AVERAGE([.AX2:.AX10])" office:value-type="float" office:value="0.970058452722965" calcext:value-type="float">
            <text:p>0.970058452722965</text:p>
          </table:table-cell>
          <table:table-cell table:formula="of:=AVERAGE([.AY2:.AY10])" office:value-type="float" office:value="0.969648147340398" calcext:value-type="float">
            <text:p>0.969648147340398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formula="of:=AVERAGE([.B11:.B16])" office:value-type="float" office:value="0.00443581596332125" calcext:value-type="float">
            <text:p>0.004435815963321</text:p>
          </table:table-cell>
          <table:table-cell table:formula="of:=AVERAGE([.C11:.C16])" office:value-type="float" office:value="0.209088291610803" calcext:value-type="float">
            <text:p>0.209088291610803</text:p>
          </table:table-cell>
          <table:table-cell table:formula="of:=AVERAGE([.D11:.D16])" office:value-type="float" office:value="0.186494073552627" calcext:value-type="float">
            <text:p>0.186494073552627</text:p>
          </table:table-cell>
          <table:table-cell table:formula="of:=AVERAGE([.E11:.E16])" office:value-type="float" office:value="0.136006405794457" calcext:value-type="float">
            <text:p>0.136006405794457</text:p>
          </table:table-cell>
          <table:table-cell table:formula="of:=AVERAGE([.F11:.F16])" office:value-type="float" office:value="0.082866781152285" calcext:value-type="float">
            <text:p>0.082866781152285</text:p>
          </table:table-cell>
          <table:table-cell table:formula="of:=AVERAGE([.G11:.G16])" office:value-type="float" office:value="0.0619009850795191" calcext:value-type="float">
            <text:p>0.061900985079519</text:p>
          </table:table-cell>
          <table:table-cell table:formula="of:=AVERAGE([.H11:.H16])" office:value-type="float" office:value="0.0473743301952031" calcext:value-type="float">
            <text:p>0.047374330195203</text:p>
          </table:table-cell>
          <table:table-cell table:formula="of:=AVERAGE([.I11:.I16])" office:value-type="float" office:value="0.0384124918133637" calcext:value-type="float">
            <text:p>0.038412491813364</text:p>
          </table:table-cell>
          <table:table-cell table:formula="of:=AVERAGE([.J11:.J16])" office:value-type="float" office:value="0.030910985331422" calcext:value-type="float">
            <text:p>0.030910985331422</text:p>
          </table:table-cell>
          <table:table-cell table:formula="of:=AVERAGE([.K11:.K16])" office:value-type="float" office:value="0.0263149014425059" calcext:value-type="float">
            <text:p>0.026314901442506</text:p>
          </table:table-cell>
          <table:table-cell table:formula="of:=AVERAGE([.L11:.L16])" office:value-type="float" office:value="0.0228778900016007" calcext:value-type="float">
            <text:p>0.022877890001601</text:p>
          </table:table-cell>
          <table:table-cell table:formula="of:=AVERAGE([.M11:.M16])" office:value-type="float" office:value="0.01924680211082" calcext:value-type="float">
            <text:p>0.01924680211082</text:p>
          </table:table-cell>
          <table:table-cell table:formula="of:=AVERAGE([.N11:.N16])" office:value-type="float" office:value="0.0171430556175984" calcext:value-type="float">
            <text:p>0.017143055617598</text:p>
          </table:table-cell>
          <table:table-cell table:formula="of:=AVERAGE([.O11:.O16])" office:value-type="float" office:value="0.0155504084099632" calcext:value-type="float">
            <text:p>0.015550408409963</text:p>
          </table:table-cell>
          <table:table-cell table:formula="of:=AVERAGE([.P11:.P16])" office:value-type="float" office:value="0.0142240760159024" calcext:value-type="float">
            <text:p>0.014224076015902</text:p>
          </table:table-cell>
          <table:table-cell table:formula="of:=AVERAGE([.Q11:.Q16])" office:value-type="float" office:value="0.0130887386015802" calcext:value-type="float">
            <text:p>0.01308873860158</text:p>
          </table:table-cell>
          <table:table-cell table:formula="of:=AVERAGE([.R11:.R16])" office:value-type="float" office:value="0.0120139941644426" calcext:value-type="float">
            <text:p>0.012013994164443</text:p>
          </table:table-cell>
          <table:table-cell table:formula="of:=AVERAGE([.S11:.S16])" office:value-type="float" office:value="0.0110952292912052" calcext:value-type="float">
            <text:p>0.011095229291205</text:p>
          </table:table-cell>
          <table:table-cell table:formula="of:=AVERAGE([.T11:.T16])" office:value-type="float" office:value="0.010219862106001" calcext:value-type="float">
            <text:p>0.010219862106001</text:p>
          </table:table-cell>
          <table:table-cell table:formula="of:=AVERAGE([.U11:.U16])" office:value-type="float" office:value="0.00941816985761887" calcext:value-type="float">
            <text:p>0.009418169857619</text:p>
          </table:table-cell>
          <table:table-cell table:formula="of:=AVERAGE([.V11:.V16])" office:value-type="float" office:value="0.0087524631218381" calcext:value-type="float">
            <text:p>0.008752463121838</text:p>
          </table:table-cell>
          <table:table-cell table:formula="of:=AVERAGE([.W11:.W16])" office:value-type="float" office:value="0.00817387249743889" calcext:value-type="float">
            <text:p>0.008173872497439</text:p>
          </table:table-cell>
          <table:table-cell table:formula="of:=AVERAGE([.X11:.X16])" office:value-type="float" office:value="0.0076085522232155" calcext:value-type="float">
            <text:p>0.007608552223216</text:p>
          </table:table-cell>
          <table:table-cell table:formula="of:=AVERAGE([.Y11:.Y16])" office:value-type="float" office:value="0.00710156219678495" calcext:value-type="float">
            <text:p>0.007101562196785</text:p>
          </table:table-cell>
          <table:table-cell table:formula="of:=AVERAGE([.Z11:.Z16])" office:value-type="float" office:value="0.00659473022618128" calcext:value-type="float">
            <text:p>0.006594730226181</text:p>
          </table:table-cell>
          <table:table-cell table:formula="of:=AVERAGE([.AA11:.AA16])" office:value-type="float" office:value="0.00611634546367065" calcext:value-type="float">
            <text:p>0.006116345463671</text:p>
          </table:table-cell>
          <table:table-cell table:formula="of:=AVERAGE([.AB11:.AB16])" office:value-type="float" office:value="0.00566153714503417" calcext:value-type="float">
            <text:p>0.005661537145034</text:p>
          </table:table-cell>
          <table:table-cell table:formula="of:=AVERAGE([.AC11:.AC16])" office:value-type="float" office:value="0.00524222707068563" calcext:value-type="float">
            <text:p>0.005242227070686</text:p>
          </table:table-cell>
          <table:table-cell table:formula="of:=AVERAGE([.AD11:.AD16])" office:value-type="float" office:value="0.00485074813219336" calcext:value-type="float">
            <text:p>0.004850748132193</text:p>
          </table:table-cell>
          <table:table-cell table:formula="of:=AVERAGE([.AE11:.AE16])" office:value-type="float" office:value="0.0045021692250917" calcext:value-type="float">
            <text:p>0.004502169225092</text:p>
          </table:table-cell>
          <table:table-cell table:formula="of:=AVERAGE([.AF11:.AF16])" office:value-type="float" office:value="0.00418172617773508" calcext:value-type="float">
            <text:p>0.004181726177735</text:p>
          </table:table-cell>
          <table:table-cell table:formula="of:=AVERAGE([.AG11:.AG16])" office:value-type="float" office:value="0.00387689164011461" calcext:value-type="float">
            <text:p>0.003876891640115</text:p>
          </table:table-cell>
          <table:table-cell table:formula="of:=AVERAGE([.AH11:.AH16])" office:value-type="float" office:value="0.00357162686320339" calcext:value-type="float">
            <text:p>0.003571626863203</text:p>
          </table:table-cell>
          <table:table-cell table:formula="of:=AVERAGE([.AI11:.AI16])" office:value-type="float" office:value="0.00331019408524276" calcext:value-type="float">
            <text:p>0.003310194085243</text:p>
          </table:table-cell>
          <table:table-cell table:formula="of:=AVERAGE([.AJ11:.AJ16])" office:value-type="float" office:value="0.00304904121465286" calcext:value-type="float">
            <text:p>0.003049041214653</text:p>
          </table:table-cell>
          <table:table-cell table:formula="of:=AVERAGE([.AK11:.AK16])" office:value-type="float" office:value="0.00278812227764228" calcext:value-type="float">
            <text:p>0.002788122277642</text:p>
          </table:table-cell>
          <table:table-cell table:formula="of:=AVERAGE([.AL11:.AL16])" office:value-type="float" office:value="0.00252745558205637" calcext:value-type="float">
            <text:p>0.002527455582056</text:p>
          </table:table-cell>
          <table:table-cell table:formula="of:=AVERAGE([.AM11:.AM16])" office:value-type="float" office:value="0.00226706139729531" calcext:value-type="float">
            <text:p>0.002267061397295</text:p>
          </table:table-cell>
          <table:table-cell table:formula="of:=AVERAGE([.AN11:.AN16])" office:value-type="float" office:value="0.00201461477233278" calcext:value-type="float">
            <text:p>0.002014614772333</text:p>
          </table:table-cell>
          <table:table-cell table:formula="of:=AVERAGE([.AO11:.AO16])" office:value-type="float" office:value="0.00178992151222238" calcext:value-type="float">
            <text:p>0.001789921512222</text:p>
          </table:table-cell>
          <table:table-cell table:formula="of:=AVERAGE([.AP11:.AP16])" office:value-type="float" office:value="0.00157299756670766" calcext:value-type="float">
            <text:p>0.001572997566708</text:p>
          </table:table-cell>
          <table:table-cell table:formula="of:=AVERAGE([.AQ11:.AQ16])" office:value-type="float" office:value="0.00135574871798016" calcext:value-type="float">
            <text:p>0.00135574871798</text:p>
          </table:table-cell>
          <table:table-cell table:formula="of:=AVERAGE([.AR11:.AR16])" office:value-type="float" office:value="0.0011769568830525" calcext:value-type="float">
            <text:p>0.001176956883053</text:p>
          </table:table-cell>
          <table:table-cell table:formula="of:=AVERAGE([.AS11:.AS16])" office:value-type="float" office:value="0.0010130726150211" calcext:value-type="float">
            <text:p>0.001013072615021</text:p>
          </table:table-cell>
          <table:table-cell table:formula="of:=AVERAGE([.AT11:.AT16])" office:value-type="float" office:value="0.000857304470365314" calcext:value-type="float">
            <text:p>0.000857304470365</text:p>
          </table:table-cell>
          <table:table-cell table:formula="of:=AVERAGE([.AU11:.AU16])" office:value-type="float" office:value="0.000788467354973888" calcext:value-type="float">
            <text:p>0.000788467354974</text:p>
          </table:table-cell>
          <table:table-cell table:formula="of:=AVERAGE([.AV11:.AV16])" office:value-type="float" office:value="0.000719731622830816" calcext:value-type="float">
            <text:p>0.000719731622831</text:p>
          </table:table-cell>
          <table:table-cell table:formula="of:=AVERAGE([.AW11:.AW16])" office:value-type="float" office:value="0.000651108401365797" calcext:value-type="float">
            <text:p>0.000651108401366</text:p>
          </table:table-cell>
          <table:table-cell table:formula="of:=AVERAGE([.AX11:.AX16])" office:value-type="float" office:value="0.000582610508251014" calcext:value-type="float">
            <text:p>0.000582610508251</text:p>
          </table:table-cell>
          <table:table-cell table:formula="of:=AVERAGE([.AY11:.AY16])" office:value-type="float" office:value="0.000514252785001626" calcext:value-type="float">
            <text:p>0.000514252785002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table:formula="of:=SQRT((1-[.B18])^2+[.B19]^2)" office:value-type="float" office:value="0.0671054317916969" calcext:value-type="float">
            <text:p>0.067105431791697</text:p>
          </table:table-cell>
          <table:table-cell table:formula="of:=SQRT((1-[.C18])^2+[.C19]^2)" office:value-type="float" office:value="0.209295159444137" calcext:value-type="float">
            <text:p>0.209295159444137</text:p>
          </table:table-cell>
          <table:table-cell table:formula="of:=SQRT((1-[.D18])^2+[.D19]^2)" office:value-type="float" office:value="0.186636336845574" calcext:value-type="float">
            <text:p>0.186636336845574</text:p>
          </table:table-cell>
          <table:table-cell table:formula="of:=SQRT((1-[.E18])^2+[.E19]^2)" office:value-type="float" office:value="0.136178128291962" calcext:value-type="float">
            <text:p>0.136178128291962</text:p>
          </table:table-cell>
          <table:table-cell table:formula="of:=SQRT((1-[.F18])^2+[.F19]^2)" office:value-type="float" office:value="0.0831591757558683" calcext:value-type="float">
            <text:p>0.083159175755868</text:p>
          </table:table-cell>
          <table:table-cell table:formula="of:=SQRT((1-[.G18])^2+[.G19]^2)" office:value-type="float" office:value="0.0623271441311518" calcext:value-type="float">
            <text:p>0.062327144131152</text:p>
          </table:table-cell>
          <table:table-cell table:formula="of:=SQRT((1-[.H18])^2+[.H19]^2)" office:value-type="float" office:value="0.0480501163610054" calcext:value-type="float">
            <text:p>0.048050116361006</text:p>
          </table:table-cell>
          <table:table-cell table:formula="of:=SQRT((1-[.I18])^2+[.I19]^2)" office:value-type="float" office:value="0.0393573735121039" calcext:value-type="float">
            <text:p>0.039357373512104</text:p>
          </table:table-cell>
          <table:table-cell table:formula="of:=SQRT((1-[.J18])^2+[.J19]^2)" office:value-type="float" office:value="0.0322792015745701" calcext:value-type="float">
            <text:p>0.03227920157457</text:p>
          </table:table-cell>
          <table:table-cell table:formula="of:=SQRT((1-[.K18])^2+[.K19]^2)" office:value-type="float" office:value="0.0281150016527778" calcext:value-type="float">
            <text:p>0.028115001652778</text:p>
          </table:table-cell>
          <table:table-cell table:formula="of:=SQRT((1-[.L18])^2+[.L19]^2)" office:value-type="float" office:value="0.0252015165307228" calcext:value-type="float">
            <text:p>0.025201516530723</text:p>
          </table:table-cell>
          <table:table-cell table:formula="of:=SQRT((1-[.M18])^2+[.M19]^2)" office:value-type="float" office:value="0.0222418986020917" calcext:value-type="float">
            <text:p>0.022241898602092</text:p>
          </table:table-cell>
          <table:table-cell table:formula="of:=SQRT((1-[.N18])^2+[.N19]^2)" office:value-type="float" office:value="0.020742316157976" calcext:value-type="float">
            <text:p>0.020742316157976</text:p>
          </table:table-cell>
          <table:table-cell table:formula="of:=SQRT((1-[.O18])^2+[.O19]^2)" office:value-type="float" office:value="0.0197647986028726" calcext:value-type="float">
            <text:p>0.019764798602873</text:p>
          </table:table-cell>
          <table:table-cell table:formula="of:=SQRT((1-[.P18])^2+[.P19]^2)" office:value-type="float" office:value="0.0190968898454474" calcext:value-type="float">
            <text:p>0.019096889845447</text:p>
          </table:table-cell>
          <table:table-cell table:formula="of:=SQRT((1-[.Q18])^2+[.Q19]^2)" office:value-type="float" office:value="0.0186720052610142" calcext:value-type="float">
            <text:p>0.018672005261014</text:p>
          </table:table-cell>
          <table:table-cell table:formula="of:=SQRT((1-[.R18])^2+[.R19]^2)" office:value-type="float" office:value="0.0183776113961505" calcext:value-type="float">
            <text:p>0.018377611396151</text:p>
          </table:table-cell>
          <table:table-cell table:formula="of:=SQRT((1-[.S18])^2+[.S19]^2)" office:value-type="float" office:value="0.0182408316733258" calcext:value-type="float">
            <text:p>0.018240831673326</text:p>
          </table:table-cell>
          <table:table-cell table:formula="of:=SQRT((1-[.T18])^2+[.T19]^2)" office:value-type="float" office:value="0.0182147622640718" calcext:value-type="float">
            <text:p>0.018214762264072</text:p>
          </table:table-cell>
          <table:table-cell table:formula="of:=SQRT((1-[.U18])^2+[.U19]^2)" office:value-type="float" office:value="0.0182067169192067" calcext:value-type="float">
            <text:p>0.018206716919207</text:p>
          </table:table-cell>
          <table:table-cell table:formula="of:=SQRT((1-[.V18])^2+[.V19]^2)" office:value-type="float" office:value="0.0183378465474027" calcext:value-type="float">
            <text:p>0.018337846547403</text:p>
          </table:table-cell>
          <table:table-cell table:formula="of:=SQRT((1-[.W18])^2+[.W19]^2)" office:value-type="float" office:value="0.0184904085089013" calcext:value-type="float">
            <text:p>0.018490408508901</text:p>
          </table:table-cell>
          <table:table-cell table:formula="of:=SQRT((1-[.X18])^2+[.X19]^2)" office:value-type="float" office:value="0.0186790663552411" calcext:value-type="float">
            <text:p>0.018679066355241</text:p>
          </table:table-cell>
          <table:table-cell table:formula="of:=SQRT((1-[.Y18])^2+[.Y19]^2)" office:value-type="float" office:value="0.0189110074597373" calcext:value-type="float">
            <text:p>0.018911007459737</text:p>
          </table:table-cell>
          <table:table-cell table:formula="of:=SQRT((1-[.Z18])^2+[.Z19]^2)" office:value-type="float" office:value="0.0191323255812041" calcext:value-type="float">
            <text:p>0.019132325581204</text:p>
          </table:table-cell>
          <table:table-cell table:formula="of:=SQRT((1-[.AA18])^2+[.AA19]^2)" office:value-type="float" office:value="0.0193689996480325" calcext:value-type="float">
            <text:p>0.019368999648033</text:p>
          </table:table-cell>
          <table:table-cell table:formula="of:=SQRT((1-[.AB18])^2+[.AB19]^2)" office:value-type="float" office:value="0.0196104839194179" calcext:value-type="float">
            <text:p>0.019610483919418</text:p>
          </table:table-cell>
          <table:table-cell table:formula="of:=SQRT((1-[.AC18])^2+[.AC19]^2)" office:value-type="float" office:value="0.0198828500383656" calcext:value-type="float">
            <text:p>0.019882850038366</text:p>
          </table:table-cell>
          <table:table-cell table:formula="of:=SQRT((1-[.AD18])^2+[.AD19]^2)" office:value-type="float" office:value="0.0202183287579075" calcext:value-type="float">
            <text:p>0.020218328757908</text:p>
          </table:table-cell>
          <table:table-cell table:formula="of:=SQRT((1-[.AE18])^2+[.AE19]^2)" office:value-type="float" office:value="0.0206541302884257" calcext:value-type="float">
            <text:p>0.020654130288426</text:p>
          </table:table-cell>
          <table:table-cell table:formula="of:=SQRT((1-[.AF18])^2+[.AF19]^2)" office:value-type="float" office:value="0.0211453514317956" calcext:value-type="float">
            <text:p>0.021145351431796</text:p>
          </table:table-cell>
          <table:table-cell table:formula="of:=SQRT((1-[.AG18])^2+[.AG19]^2)" office:value-type="float" office:value="0.021644635004462" calcext:value-type="float">
            <text:p>0.021644635004462</text:p>
          </table:table-cell>
          <table:table-cell table:formula="of:=SQRT((1-[.AH18])^2+[.AH19]^2)" office:value-type="float" office:value="0.0222323796417793" calcext:value-type="float">
            <text:p>0.022232379641779</text:p>
          </table:table-cell>
          <table:table-cell table:formula="of:=SQRT((1-[.AI18])^2+[.AI19]^2)" office:value-type="float" office:value="0.0227538843957459" calcext:value-type="float">
            <text:p>0.022753884395746</text:p>
          </table:table-cell>
          <table:table-cell table:formula="of:=SQRT((1-[.AJ18])^2+[.AJ19]^2)" office:value-type="float" office:value="0.0234212700683527" calcext:value-type="float">
            <text:p>0.023421270068353</text:p>
          </table:table-cell>
          <table:table-cell table:formula="of:=SQRT((1-[.AK18])^2+[.AK19]^2)" office:value-type="float" office:value="0.0238765317323538" calcext:value-type="float">
            <text:p>0.023876531732354</text:p>
          </table:table-cell>
          <table:table-cell table:formula="of:=SQRT((1-[.AL18])^2+[.AL19]^2)" office:value-type="float" office:value="0.0243770571847701" calcext:value-type="float">
            <text:p>0.02437705718477</text:p>
          </table:table-cell>
          <table:table-cell table:formula="of:=SQRT((1-[.AM18])^2+[.AM19]^2)" office:value-type="float" office:value="0.0248638104538008" calcext:value-type="float">
            <text:p>0.024863810453801</text:p>
          </table:table-cell>
          <table:table-cell table:formula="of:=SQRT((1-[.AN18])^2+[.AN19]^2)" office:value-type="float" office:value="0.025354978551619" calcext:value-type="float">
            <text:p>0.025354978551619</text:p>
          </table:table-cell>
          <table:table-cell table:formula="of:=SQRT((1-[.AO18])^2+[.AO19]^2)" office:value-type="float" office:value="0.0260744420765442" calcext:value-type="float">
            <text:p>0.026074442076544</text:p>
          </table:table-cell>
          <table:table-cell table:formula="of:=SQRT((1-[.AP18])^2+[.AP19]^2)" office:value-type="float" office:value="0.0264465274871463" calcext:value-type="float">
            <text:p>0.026446527487146</text:p>
          </table:table-cell>
          <table:table-cell table:formula="of:=SQRT((1-[.AQ18])^2+[.AQ19]^2)" office:value-type="float" office:value="0.0268926862515956" calcext:value-type="float">
            <text:p>0.026892686251596</text:p>
          </table:table-cell>
          <table:table-cell table:formula="of:=SQRT((1-[.AR18])^2+[.AR19]^2)" office:value-type="float" office:value="0.0273452788204187" calcext:value-type="float">
            <text:p>0.027345278820419</text:p>
          </table:table-cell>
          <table:table-cell table:formula="of:=SQRT((1-[.AS18])^2+[.AS19]^2)" office:value-type="float" office:value="0.0278163537718552" calcext:value-type="float">
            <text:p>0.027816353771855</text:p>
          </table:table-cell>
          <table:table-cell table:formula="of:=SQRT((1-[.AT18])^2+[.AT19]^2)" office:value-type="float" office:value="0.0282526099283937" calcext:value-type="float">
            <text:p>0.028252609928394</text:p>
          </table:table-cell>
          <table:table-cell table:formula="of:=SQRT((1-[.AU18])^2+[.AU19]^2)" office:value-type="float" office:value="0.0286887172148824" calcext:value-type="float">
            <text:p>0.028688717214882</text:p>
          </table:table-cell>
          <table:table-cell table:formula="of:=SQRT((1-[.AV18])^2+[.AV19]^2)" office:value-type="float" office:value="0.029113351281079" calcext:value-type="float">
            <text:p>0.029113351281079</text:p>
          </table:table-cell>
          <table:table-cell table:formula="of:=SQRT((1-[.AW18])^2+[.AW19]^2)" office:value-type="float" office:value="0.0295302976490071" calcext:value-type="float">
            <text:p>0.029530297649007</text:p>
          </table:table-cell>
          <table:table-cell table:formula="of:=SQRT((1-[.AX18])^2+[.AX19]^2)" office:value-type="float" office:value="0.0299472150349118" calcext:value-type="float">
            <text:p>0.029947215034912</text:p>
          </table:table-cell>
          <table:table-cell table:formula="of:=SQRT((1-[.AY18])^2+[.AY19]^2)" office:value-type="float" office:value="0.0303562088508603" calcext:value-type="float">
            <text:p>0.03035620885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20:50:25.316214515</dc:date>
    <meta:editing-duration>PT7M39S</meta:editing-duration>
    <meta:editing-cycles>1</meta:editing-cycles>
    <meta:document-statistic meta:table-count="1" meta:cell-count="96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34cm" svg:height="11.719cm" xlink:href=".." xlink:type="simple" chart:class="chart:line" chart:style-name="ch1">
        <chart:title svg:x="4.394cm" svg:y="0.37cm" chart:style-name="ch2">
          <text:p>Mean squared error for different Markov chain window sizes</text:p>
        </chart:title>
        <chart:legend chart:legend-position="end" svg:x="18.723cm" svg:y="5.56cm" style:legend-expansion="high" chart:style-name="ch3"/>
        <chart:plot-area chart:style-name="ch4" table:cell-range-address="markov_comparison_size.A20:markov_comparison_size.AY20" chart:data-source-has-labels="column" svg:x="0.416cm" svg:y="1.383cm" svg:width="17.891cm" svg:height="10.102cm">
          <chartooo:coordinate-region svg:x="1.328cm" svg:y="1.582cm" svg:width="16.979cm" svg:height="9.1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rkov_comparison_size.B20:markov_comparison_size.AY20" chart:label-cell-address="markov_comparison_size.A20:markov_comparison_size.A2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MSE</text:p>
                <draw:g>
                  <svg:desc>markov_comparison_size.A20:markov_comparison_size.A20</svg:desc>
                </draw:g>
              </table:table-cell>
              <table:table-cell office:value-type="float" office:value="0.0671054317916969">
                <text:p>0.0671054317916969</text:p>
                <draw:g>
                  <svg:desc>markov_comparison_size.B20:markov_comparison_size.AY20</svg:desc>
                </draw:g>
              </table:table-cell>
              <table:table-cell office:value-type="float" office:value="0.209295159444137">
                <text:p>0.209295159444137</text:p>
              </table:table-cell>
              <table:table-cell office:value-type="float" office:value="0.186636336845574">
                <text:p>0.186636336845574</text:p>
              </table:table-cell>
              <table:table-cell office:value-type="float" office:value="0.136178128291962">
                <text:p>0.136178128291962</text:p>
              </table:table-cell>
              <table:table-cell office:value-type="float" office:value="0.0831591757558683">
                <text:p>0.0831591757558683</text:p>
              </table:table-cell>
              <table:table-cell office:value-type="float" office:value="0.0623271441311518">
                <text:p>0.0623271441311518</text:p>
              </table:table-cell>
              <table:table-cell office:value-type="float" office:value="0.0480501163610054">
                <text:p>0.0480501163610054</text:p>
              </table:table-cell>
              <table:table-cell office:value-type="float" office:value="0.0393573735121039">
                <text:p>0.0393573735121039</text:p>
              </table:table-cell>
              <table:table-cell office:value-type="float" office:value="0.0322792015745701">
                <text:p>0.0322792015745701</text:p>
              </table:table-cell>
              <table:table-cell office:value-type="float" office:value="0.0281150016527778">
                <text:p>0.0281150016527778</text:p>
              </table:table-cell>
              <table:table-cell office:value-type="float" office:value="0.0252015165307228">
                <text:p>0.0252015165307228</text:p>
              </table:table-cell>
              <table:table-cell office:value-type="float" office:value="0.0222418986020917">
                <text:p>0.0222418986020917</text:p>
              </table:table-cell>
              <table:table-cell office:value-type="float" office:value="0.020742316157976">
                <text:p>0.020742316157976</text:p>
              </table:table-cell>
              <table:table-cell office:value-type="float" office:value="0.0197647986028726">
                <text:p>0.0197647986028726</text:p>
              </table:table-cell>
              <table:table-cell office:value-type="float" office:value="0.0190968898454474">
                <text:p>0.0190968898454474</text:p>
              </table:table-cell>
              <table:table-cell office:value-type="float" office:value="0.0186720052610142">
                <text:p>0.0186720052610142</text:p>
              </table:table-cell>
              <table:table-cell office:value-type="float" office:value="0.0183776113961505">
                <text:p>0.0183776113961505</text:p>
              </table:table-cell>
              <table:table-cell office:value-type="float" office:value="0.0182408316733258">
                <text:p>0.0182408316733258</text:p>
              </table:table-cell>
              <table:table-cell office:value-type="float" office:value="0.0182147622640718">
                <text:p>0.0182147622640718</text:p>
              </table:table-cell>
              <table:table-cell office:value-type="float" office:value="0.0182067169192067">
                <text:p>0.0182067169192067</text:p>
              </table:table-cell>
              <table:table-cell office:value-type="float" office:value="0.0183378465474027">
                <text:p>0.0183378465474027</text:p>
              </table:table-cell>
              <table:table-cell office:value-type="float" office:value="0.0184904085089013">
                <text:p>0.0184904085089013</text:p>
              </table:table-cell>
              <table:table-cell office:value-type="float" office:value="0.0186790663552411">
                <text:p>0.0186790663552411</text:p>
              </table:table-cell>
              <table:table-cell office:value-type="float" office:value="0.0189110074597373">
                <text:p>0.0189110074597373</text:p>
              </table:table-cell>
              <table:table-cell office:value-type="float" office:value="0.0191323255812041">
                <text:p>0.0191323255812041</text:p>
              </table:table-cell>
              <table:table-cell office:value-type="float" office:value="0.0193689996480325">
                <text:p>0.0193689996480325</text:p>
              </table:table-cell>
              <table:table-cell office:value-type="float" office:value="0.0196104839194179">
                <text:p>0.0196104839194179</text:p>
              </table:table-cell>
              <table:table-cell office:value-type="float" office:value="0.0198828500383656">
                <text:p>0.0198828500383656</text:p>
              </table:table-cell>
              <table:table-cell office:value-type="float" office:value="0.0202183287579075">
                <text:p>0.0202183287579075</text:p>
              </table:table-cell>
              <table:table-cell office:value-type="float" office:value="0.0206541302884257">
                <text:p>0.0206541302884257</text:p>
              </table:table-cell>
              <table:table-cell office:value-type="float" office:value="0.0211453514317956">
                <text:p>0.0211453514317956</text:p>
              </table:table-cell>
              <table:table-cell office:value-type="float" office:value="0.021644635004462">
                <text:p>0.021644635004462</text:p>
              </table:table-cell>
              <table:table-cell office:value-type="float" office:value="0.0222323796417793">
                <text:p>0.0222323796417793</text:p>
              </table:table-cell>
              <table:table-cell office:value-type="float" office:value="0.0227538843957459">
                <text:p>0.0227538843957459</text:p>
              </table:table-cell>
              <table:table-cell office:value-type="float" office:value="0.0234212700683527">
                <text:p>0.0234212700683527</text:p>
              </table:table-cell>
              <table:table-cell office:value-type="float" office:value="0.0238765317323538">
                <text:p>0.0238765317323538</text:p>
              </table:table-cell>
              <table:table-cell office:value-type="float" office:value="0.0243770571847701">
                <text:p>0.0243770571847701</text:p>
              </table:table-cell>
              <table:table-cell office:value-type="float" office:value="0.0248638104538008">
                <text:p>0.0248638104538008</text:p>
              </table:table-cell>
              <table:table-cell office:value-type="float" office:value="0.025354978551619">
                <text:p>0.025354978551619</text:p>
              </table:table-cell>
              <table:table-cell office:value-type="float" office:value="0.0260744420765442">
                <text:p>0.0260744420765442</text:p>
              </table:table-cell>
              <table:table-cell office:value-type="float" office:value="0.0264465274871463">
                <text:p>0.0264465274871463</text:p>
              </table:table-cell>
              <table:table-cell office:value-type="float" office:value="0.0268926862515956">
                <text:p>0.0268926862515956</text:p>
              </table:table-cell>
              <table:table-cell office:value-type="float" office:value="0.0273452788204187">
                <text:p>0.0273452788204187</text:p>
              </table:table-cell>
              <table:table-cell office:value-type="float" office:value="0.0278163537718552">
                <text:p>0.0278163537718552</text:p>
              </table:table-cell>
              <table:table-cell office:value-type="float" office:value="0.0282526099283937">
                <text:p>0.0282526099283937</text:p>
              </table:table-cell>
              <table:table-cell office:value-type="float" office:value="0.0286887172148824">
                <text:p>0.0286887172148824</text:p>
              </table:table-cell>
              <table:table-cell office:value-type="float" office:value="0.029113351281079">
                <text:p>0.029113351281079</text:p>
              </table:table-cell>
              <table:table-cell office:value-type="float" office:value="0.0295302976490071">
                <text:p>0.0295302976490071</text:p>
              </table:table-cell>
              <table:table-cell office:value-type="float" office:value="0.0299472150349118">
                <text:p>0.0299472150349118</text:p>
              </table:table-cell>
              <table:table-cell office:value-type="float" office:value="0.0303562088508603">
                <text:p>0.0303562088508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